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1">
      <style:paragraph-properties fo:margin-top="0cm" fo:margin-bottom="0.349cm" style:contextual-spacing="false" fo:break-before="page"/>
      <style:text-properties officeooo:rsid="00b65c33" officeooo:paragraph-rsid="00b65c33"/>
    </style:style>
    <style:style style:name="P5" style:family="paragraph" style:parent-style-name="_2a_Titulo_5f_1">
      <style:paragraph-properties fo:margin-top="0cm" fo:margin-bottom="0.349cm" style:contextual-spacing="false" fo:break-before="page"/>
      <style:text-properties officeooo:rsid="00d7c5fb" officeooo:paragraph-rsid="00d7c5fb"/>
    </style:style>
    <style:style style:name="P6" style:family="paragraph" style:parent-style-name="_2a_Titulo_5f_2">
      <style:paragraph-properties fo:margin-top="0cm" fo:margin-bottom="0.349cm" style:contextual-spacing="false"/>
    </style:style>
    <style:style style:name="P7" style:family="paragraph" style:parent-style-name="_2a_Portada_5f_asigantura">
      <style:text-properties officeooo:rsid="007db01e" officeooo:paragraph-rsid="007db01e"/>
    </style:style>
    <style:style style:name="P8" style:family="paragraph" style:parent-style-name="_2a_TextoCuerpo">
      <style:text-properties fo:font-weight="bold" officeooo:paragraph-rsid="007db01e" style:font-weight-asian="bold" style:font-weight-complex="bold"/>
    </style:style>
    <style:style style:name="P9" style:family="paragraph" style:parent-style-name="_2a_TextoCuerpo">
      <style:text-properties fo:font-weight="bold" officeooo:rsid="007fec3d" officeooo:paragraph-rsid="007fec3d" style:font-weight-asian="bold" style:font-weight-complex="bold"/>
    </style:style>
    <style:style style:name="P10" style:family="paragraph" style:parent-style-name="_2a_TextoCuerpo">
      <style:text-properties fo:font-weight="bold" officeooo:paragraph-rsid="00bdc5b0" style:font-weight-asian="bold" style:font-weight-complex="bold"/>
    </style:style>
    <style:style style:name="P11" style:family="paragraph" style:parent-style-name="_2a_TextoCuerpo">
      <style:text-properties officeooo:paragraph-rsid="007fec3d"/>
    </style:style>
    <style:style style:name="P12" style:family="paragraph" style:parent-style-name="_2a_TextoCuerpo">
      <style:text-properties fo:font-weight="normal" officeooo:rsid="00bbcd43" officeooo:paragraph-rsid="00bdc5b0" style:font-weight-asian="normal" style:font-weight-complex="normal"/>
    </style:style>
    <style:style style:name="P13" style:family="paragraph" style:parent-style-name="_2a_textoCuerpo_5f_enumeracion_5f_cabecera">
      <style:text-properties fo:font-weight="bold" style:font-weight-asian="bold" style:font-weight-complex="bold"/>
    </style:style>
    <style:style style:name="P14" style:family="paragraph" style:parent-style-name="_2a_textoCuerpo_5f_enumeracion_5f_cabecera">
      <style:text-properties fo:font-weight="normal" style:font-weight-asian="normal" style:font-weight-complex="normal"/>
    </style:style>
    <style:style style:name="P15" style:family="paragraph" style:parent-style-name="_2a_textoCuerpo_5f_enumeracion_5f_cabecera">
      <style:text-properties officeooo:paragraph-rsid="00e64113"/>
    </style:style>
    <style:style style:name="P16" style:family="paragraph" style:parent-style-name="_2a_textoCuerpo_5f_enumeracion_5f_cabecera">
      <style:text-properties officeooo:paragraph-rsid="00f401d1"/>
    </style:style>
    <style:style style:name="P17" style:family="paragraph" style:parent-style-name="_2a_TextoCuerpo">
      <style:paragraph-properties fo:margin-left="0cm" fo:margin-right="0cm" fo:text-indent="0cm" style:auto-text-indent="false"/>
    </style:style>
    <style:style style:name="P18" style:family="paragraph" style:parent-style-name="_2a_TextoCuerpo" style:master-page-name="">
      <loext:graphic-properties draw:fill="none"/>
      <style:paragraph-properties fo:margin-left="0cm" fo:margin-right="0cm" fo:margin-top="0cm" fo:margin-bottom="0.349cm" style:contextual-spacing="false" fo:text-align="center" style:justify-single-word="false" fo:text-indent="0cm" style:auto-text-indent="false" style:page-number="auto" fo:background-color="transparent" style:writing-mode="page">
        <style:tab-stops/>
      </style:paragraph-properties>
      <style:text-properties fo:font-size="14pt" fo:font-style="italic" fo:font-weight="bold" officeooo:paragraph-rsid="00e5e731" style:font-size-asian="14pt" style:font-style-asian="italic" style:font-weight-asian="bold" style:font-size-complex="14pt" style:font-style-complex="italic" style:font-weight-complex="bold"/>
    </style:style>
    <style:style style:name="P19" style:family="paragraph" style:parent-style-name="_2a_TextoCuerpo" style:master-page-name="">
      <loext:graphic-properties draw:fill="none"/>
      <style:paragraph-properties fo:margin-left="0cm" fo:margin-right="0cm" fo:margin-top="0cm" fo:margin-bottom="0.349cm" style:contextual-spacing="false" fo:text-align="center" style:justify-single-word="false" fo:text-indent="0cm" style:auto-text-indent="false" style:page-number="auto" fo:background-color="transparent" style:writing-mode="pag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_2a_TextoCuerpo_5f_enumeracion_5f_1">
      <style:text-properties fo:font-weight="bold" officeooo:rsid="00b1a6e5" officeooo:paragraph-rsid="00cc525a" style:font-weight-asian="bold" style:font-weight-complex="bold"/>
    </style:style>
    <style:style style:name="P21" style:family="paragraph" style:parent-style-name="_2a_TextoCuerpo_5f_enumeracion_5f_1">
      <style:text-properties officeooo:paragraph-rsid="00b1a6e5"/>
    </style:style>
    <style:style style:name="P22" style:family="paragraph" style:parent-style-name="_2a_Titulo_5f_2">
      <style:text-properties officeooo:paragraph-rsid="00c644cc"/>
    </style:style>
    <style:style style:name="P23" style:family="paragraph" style:parent-style-name="_2a_Titulo_5f_2">
      <style:text-properties officeooo:rsid="00d7c5fb" officeooo:paragraph-rsid="00d7c5fb"/>
    </style:style>
    <style:style style:name="P24" style:family="paragraph" style:parent-style-name="_2a_Titulo_5f_2">
      <style:text-properties officeooo:rsid="00d9d779" officeooo:paragraph-rsid="00d9d779"/>
    </style:style>
    <style:style style:name="P25" style:family="paragraph" style:parent-style-name="_2a_Titulo_5f_2">
      <style:text-properties officeooo:rsid="00ebc535" officeooo:paragraph-rsid="00ebc535"/>
    </style:style>
    <style:style style:name="P26" style:family="paragraph" style:parent-style-name="_2a_Titulo_5f_2">
      <style:text-properties officeooo:rsid="00f55a19" officeooo:paragraph-rsid="00f55a19"/>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_2a_TextoCuerpo">
      <style:text-properties fo:font-weight="normal" style:font-weight-asian="normal" style:font-weight-complex="normal"/>
    </style:style>
    <style:style style:name="P30" style:family="paragraph" style:parent-style-name="_2a_TextoCuerpo" style:list-style-name="L1">
      <style:text-properties fo:font-weight="normal" officeooo:rsid="007fec3d" officeooo:paragraph-rsid="007fec3d" style:font-weight-asian="normal" style:font-weight-complex="normal"/>
    </style:style>
    <style:style style:name="P31" style:family="paragraph" style:parent-style-name="_2a_TextoCuerpo_5f_enumeracion_5f_1" style:list-style-name="L1"/>
    <style:style style:name="P32" style:family="paragraph" style:parent-style-name="_2a_TextoCuerpo_5f_enumeracion_5f_1" style:list-style-name="L3">
      <style:text-properties fo:font-weight="bold" style:font-weight-asian="bold" style:font-weight-complex="bold"/>
    </style:style>
    <style:style style:name="P33" style:family="paragraph" style:parent-style-name="_2a_TextoCuerpo_5f_enumeracion_5f_1" style:list-style-name="L4">
      <style:text-properties fo:font-weight="bold" officeooo:paragraph-rsid="00973b86" style:font-weight-asian="bold" style:font-weight-complex="bold"/>
    </style:style>
    <style:style style:name="P34" style:family="paragraph" style:parent-style-name="_2a_TextoCuerpo_5f_enumeracion_5f_1" style:list-style-name="L5">
      <style:text-properties fo:font-weight="bold" officeooo:rsid="009abfa8" officeooo:paragraph-rsid="009abfa8" style:font-weight-asian="bold" style:font-weight-complex="bold"/>
    </style:style>
    <style:style style:name="P35" style:family="paragraph" style:parent-style-name="_2a_TextoCuerpo_5f_enumeracion_5f_1" style:list-style-name="L5">
      <style:text-properties fo:font-weight="bold" officeooo:rsid="009abfa8" officeooo:paragraph-rsid="009d87f8" style:font-weight-asian="bold" style:font-weight-complex="bold"/>
    </style:style>
    <style:style style:name="P36" style:family="paragraph" style:parent-style-name="_2a_TextoCuerpo_5f_enumeracion_5f_1" style:list-style-name="L7">
      <style:text-properties fo:font-weight="bold" officeooo:rsid="00a40456" officeooo:paragraph-rsid="00a40456" style:font-weight-asian="bold" style:font-weight-complex="bold"/>
    </style:style>
    <style:style style:name="P37" style:family="paragraph" style:parent-style-name="_2a_TextoCuerpo_5f_enumeracion_5f_1" style:list-style-name="L8">
      <style:text-properties fo:font-weight="bold" officeooo:rsid="00c8cc7f" officeooo:paragraph-rsid="00c8cc7f" style:font-weight-asian="bold" style:font-weight-complex="bold"/>
    </style:style>
    <style:style style:name="P38" style:family="paragraph" style:parent-style-name="_2a_TextoCuerpo_5f_enumeracion_5f_1" style:list-style-name="L9">
      <style:text-properties fo:font-weight="bold" officeooo:rsid="00b3ec5c" officeooo:paragraph-rsid="00b3ec5c" style:font-weight-asian="bold" style:font-weight-complex="bold"/>
    </style:style>
    <style:style style:name="P39" style:family="paragraph" style:parent-style-name="_2a_TextoCuerpo_5f_enumeracion_5f_1" style:list-style-name="L17">
      <style:text-properties fo:font-weight="bold" officeooo:rsid="00a7120f" officeooo:paragraph-rsid="00cb1973" style:font-weight-asian="bold" style:font-weight-complex="bold"/>
    </style:style>
    <style:style style:name="P40" style:family="paragraph" style:parent-style-name="_2a_TextoCuerpo_5f_enumeracion_5f_1" style:list-style-name="L17">
      <style:text-properties fo:font-weight="bold" officeooo:rsid="00a7fd47" officeooo:paragraph-rsid="00a7fd47" style:font-weight-asian="bold" style:font-weight-complex="bold"/>
    </style:style>
    <style:style style:name="P41" style:family="paragraph" style:parent-style-name="_2a_TextoCuerpo_5f_enumeracion_5f_1" style:list-style-name="L17">
      <style:text-properties fo:font-weight="bold" officeooo:paragraph-rsid="00aba0e9" style:font-weight-asian="bold" style:font-weight-complex="bold"/>
    </style:style>
    <style:style style:name="P42" style:family="paragraph" style:parent-style-name="_2a_TextoCuerpo_5f_enumeracion_5f_1" style:list-style-name="L17">
      <style:text-properties fo:font-weight="bold" officeooo:paragraph-rsid="00ad9a8b" style:font-weight-asian="bold" style:font-weight-complex="bold"/>
    </style:style>
    <style:style style:name="P43" style:family="paragraph" style:parent-style-name="_2a_TextoCuerpo_5f_enumeracion_5f_1" style:list-style-name="L17">
      <style:text-properties fo:font-weight="bold" officeooo:paragraph-rsid="00ae9aa5" style:font-weight-asian="bold" style:font-weight-complex="bold"/>
    </style:style>
    <style:style style:name="P44" style:family="paragraph" style:parent-style-name="_2a_TextoCuerpo_5f_enumeracion_5f_1" style:list-style-name="L17">
      <style:text-properties fo:font-weight="bold" officeooo:paragraph-rsid="00b00777" style:font-weight-asian="bold" style:font-weight-complex="bold"/>
    </style:style>
    <style:style style:name="P45" style:family="paragraph" style:parent-style-name="_2a_TextoCuerpo_5f_enumeracion_5f_1" style:list-style-name="L17">
      <style:text-properties fo:font-weight="bold" officeooo:rsid="00b1a6e5" officeooo:paragraph-rsid="00b23c47" style:font-weight-asian="bold" style:font-weight-complex="bold"/>
    </style:style>
    <style:style style:name="P46" style:family="paragraph" style:parent-style-name="_2a_TextoCuerpo_5f_enumeracion_5f_1" style:list-style-name="L17">
      <style:text-properties fo:font-weight="bold" officeooo:rsid="00b1a6e5" officeooo:paragraph-rsid="00b1a6e5" style:font-weight-asian="bold" style:font-weight-complex="bold"/>
    </style:style>
    <style:style style:name="P47" style:family="paragraph" style:parent-style-name="_2a_TextoCuerpo_5f_enumeracion_5f_1" style:list-style-name="L17">
      <style:text-properties fo:font-weight="bold" officeooo:rsid="00b1a6e5" officeooo:paragraph-rsid="00cc525a" style:font-weight-asian="bold" style:font-weight-complex="bold"/>
    </style:style>
    <style:style style:name="P48" style:family="paragraph" style:parent-style-name="_2a_TextoCuerpo_5f_enumeracion_5f_1" style:list-style-name="L18">
      <style:text-properties fo:font-weight="bold" officeooo:rsid="00b1a6e5" officeooo:paragraph-rsid="00ce9524" style:font-weight-asian="bold" style:font-weight-complex="bold"/>
    </style:style>
    <style:style style:name="P49" style:family="paragraph" style:parent-style-name="_2a_TextoCuerpo_5f_enumeracion_5f_1" style:list-style-name="L18">
      <style:text-properties fo:font-weight="bold" officeooo:rsid="00b1a6e5" officeooo:paragraph-rsid="00d242df" style:font-weight-asian="bold" style:font-weight-complex="bold"/>
    </style:style>
    <style:style style:name="P50" style:family="paragraph" style:parent-style-name="_2a_TextoCuerpo_5f_enumeracion_5f_1" style:list-style-name="L19">
      <style:text-properties fo:font-weight="bold" style:font-weight-asian="bold" style:font-weight-complex="bold"/>
    </style:style>
    <style:style style:name="P51" style:family="paragraph" style:parent-style-name="_2a_TextoCuerpo_5f_enumeracion_5f_1" style:list-style-name="L21">
      <style:text-properties fo:font-weight="bold" officeooo:rsid="00e64113" officeooo:paragraph-rsid="00e64113" style:font-weight-asian="bold" style:font-weight-complex="bold"/>
    </style:style>
    <style:style style:name="P52" style:family="paragraph" style:parent-style-name="_2a_TextoCuerpo_5f_enumeracion_5f_1" style:list-style-name="L23">
      <style:text-properties fo:font-weight="bold" officeooo:rsid="00dd480a" officeooo:paragraph-rsid="00dd480a" style:font-weight-asian="bold" style:font-weight-complex="bold"/>
    </style:style>
    <style:style style:name="P53" style:family="paragraph" style:parent-style-name="_2a_TextoCuerpo_5f_enumeracion_5f_1" style:list-style-name="L28">
      <style:text-properties fo:font-weight="bold" officeooo:rsid="00f55a19" officeooo:paragraph-rsid="00f55a19" style:font-weight-asian="bold" style:font-weight-complex="bold"/>
    </style:style>
    <style:style style:name="P54" style:family="paragraph" style:parent-style-name="_2a_TextoCuerpo_5f_enumeracion_5f_1" style:list-style-name="L5"/>
    <style:style style:name="P55" style:family="paragraph" style:parent-style-name="_2a_TextoCuerpo_5f_enumeracion_5f_1" style:list-style-name="L8"/>
    <style:style style:name="P56" style:family="paragraph" style:parent-style-name="_2a_TextoCuerpo_5f_enumeracion_5f_1" style:list-style-name="L9">
      <style:text-properties officeooo:paragraph-rsid="00b3ec5c"/>
    </style:style>
    <style:style style:name="P57" style:family="paragraph" style:parent-style-name="_2a_TextoCuerpo_5f_enumeracion_5f_1" style:list-style-name="L10"/>
    <style:style style:name="P58" style:family="paragraph" style:parent-style-name="_2a_TextoCuerpo_5f_enumeracion_5f_1" style:list-style-name="L11"/>
    <style:style style:name="P59" style:family="paragraph" style:parent-style-name="_2a_TextoCuerpo_5f_enumeracion_5f_1" style:list-style-name="L12"/>
    <style:style style:name="P60" style:family="paragraph" style:parent-style-name="_2a_TextoCuerpo_5f_enumeracion_5f_1" style:list-style-name="L16"/>
    <style:style style:name="P61" style:family="paragraph" style:parent-style-name="_2a_TextoCuerpo_5f_enumeracion_5f_1" style:list-style-name="L17"/>
    <style:style style:name="P62" style:family="paragraph" style:parent-style-name="_2a_TextoCuerpo_5f_enumeracion_5f_1" style:list-style-name="L17">
      <style:text-properties officeooo:paragraph-rsid="00a7fd47"/>
    </style:style>
    <style:style style:name="P63" style:family="paragraph" style:parent-style-name="_2a_TextoCuerpo_5f_enumeracion_5f_1" style:list-style-name="L17">
      <style:text-properties officeooo:paragraph-rsid="00b00777"/>
    </style:style>
    <style:style style:name="P64" style:family="paragraph" style:parent-style-name="_2a_TextoCuerpo_5f_enumeracion_5f_1" style:list-style-name="L17">
      <style:text-properties officeooo:paragraph-rsid="00b23c47"/>
    </style:style>
    <style:style style:name="P65" style:family="paragraph" style:parent-style-name="_2a_TextoCuerpo_5f_enumeracion_5f_1" style:list-style-name="L19"/>
    <style:style style:name="P66" style:family="paragraph" style:parent-style-name="_2a_TextoCuerpo_5f_enumeracion_5f_1" style:list-style-name="L19">
      <style:text-properties officeooo:paragraph-rsid="00c1617a"/>
    </style:style>
    <style:style style:name="P67" style:family="paragraph" style:parent-style-name="_2a_TextoCuerpo_5f_enumeracion_5f_1" style:list-style-name="L19">
      <style:text-properties officeooo:paragraph-rsid="00b701c4"/>
    </style:style>
    <style:style style:name="P68" style:family="paragraph" style:parent-style-name="_2a_TextoCuerpo_5f_enumeracion_5f_1" style:list-style-name="L20"/>
    <style:style style:name="P69" style:family="paragraph" style:parent-style-name="_2a_TextoCuerpo_5f_enumeracion_5f_1" style:list-style-name="L20">
      <style:text-properties officeooo:paragraph-rsid="00e5e731"/>
    </style:style>
    <style:style style:name="P70" style:family="paragraph" style:parent-style-name="_2a_TextoCuerpo_5f_enumeracion_5f_1" style:list-style-name="L21"/>
    <style:style style:name="P71" style:family="paragraph" style:parent-style-name="_2a_TextoCuerpo_5f_enumeracion_5f_1" style:list-style-name="L22"/>
    <style:style style:name="P72" style:family="paragraph" style:parent-style-name="_2a_TextoCuerpo_5f_enumeracion_5f_1" style:list-style-name="L24"/>
    <style:style style:name="P73" style:family="paragraph" style:parent-style-name="_2a_TextoCuerpo_5f_enumeracion_5f_1" style:list-style-name="L25"/>
    <style:style style:name="P74" style:family="paragraph" style:parent-style-name="_2a_TextoCuerpo_5f_enumeracion_5f_1" style:list-style-name="L25">
      <style:text-properties officeooo:paragraph-rsid="00f23a7b"/>
    </style:style>
    <style:style style:name="P75" style:family="paragraph" style:parent-style-name="_2a_TextoCuerpo_5f_enumeracion_5f_1" style:list-style-name="L27"/>
    <style:style style:name="P76" style:family="paragraph" style:parent-style-name="_2a_TextoCuerpo_5f_enumeracion_5f_1" style:list-style-name="L28"/>
    <style:style style:name="P77" style:family="paragraph" style:parent-style-name="_2a_TextoCuerpo_5f_enumeracion_5f_1">
      <style:paragraph-properties fo:text-align="justify" style:justify-single-word="false" fo:break-before="page">
        <style:tab-stops/>
      </style:paragraph-properties>
      <style:text-properties fo:font-weight="normal" officeooo:rsid="00f61c69" officeooo:paragraph-rsid="00f55a19" style:font-weight-asian="normal" style:font-weight-complex="normal"/>
    </style:style>
    <style:style style:name="P78" style:family="paragraph" style:parent-style-name="_2a_TextoCuerpo_5f_enumeracion_5f_1">
      <style:paragraph-properties fo:break-before="page"/>
      <style:text-properties fo:font-weight="normal" officeooo:rsid="00f61c69" officeooo:paragraph-rsid="00f55a19" style:font-weight-asian="normal" style:font-weight-complex="normal"/>
    </style:style>
    <style:style style:name="P79" style:family="paragraph" style:parent-style-name="_2a_TextoCuerpo_5f_enumeracion_5f_1_5f_pie" style:list-style-name="L2"/>
    <style:style style:name="P80" style:family="paragraph" style:parent-style-name="_2a_TextoCuerpo_5f_enumeracion_5f_1_5f_pie" style:list-style-name="L3"/>
    <style:style style:name="P81" style:family="paragraph" style:parent-style-name="_2a_TextoCuerpo_5f_enumeracion_5f_1_5f_pie" style:list-style-name="L4"/>
    <style:style style:name="P82" style:family="paragraph" style:parent-style-name="_2a_TextoCuerpo_5f_enumeracion_5f_1_5f_pie" style:list-style-name="L7"/>
    <style:style style:name="P83" style:family="paragraph" style:parent-style-name="_2a_TextoCuerpo_5f_enumeracion_5f_1_5f_pie" style:list-style-name="L8"/>
    <style:style style:name="P84" style:family="paragraph" style:parent-style-name="_2a_TextoCuerpo_5f_enumeracion_5f_1_5f_pie" style:list-style-name="L10"/>
    <style:style style:name="P85" style:family="paragraph" style:parent-style-name="_2a_TextoCuerpo_5f_enumeracion_5f_1_5f_pie" style:list-style-name="L11"/>
    <style:style style:name="P86" style:family="paragraph" style:parent-style-name="_2a_TextoCuerpo_5f_enumeracion_5f_1_5f_pie" style:list-style-name="L12"/>
    <style:style style:name="P87" style:family="paragraph" style:parent-style-name="_2a_TextoCuerpo_5f_enumeracion_5f_1_5f_pie" style:list-style-name="L13">
      <style:text-properties fo:font-weight="bold" style:font-weight-asian="bold" style:font-weight-complex="bold"/>
    </style:style>
    <style:style style:name="P88" style:family="paragraph" style:parent-style-name="_2a_TextoCuerpo_5f_enumeracion_5f_1_5f_pie" style:list-style-name="L14"/>
    <style:style style:name="P89" style:family="paragraph" style:parent-style-name="_2a_TextoCuerpo_5f_enumeracion_5f_1_5f_pie" style:list-style-name="L15">
      <style:text-properties officeooo:paragraph-rsid="00ae4c25"/>
    </style:style>
    <style:style style:name="P90" style:family="paragraph" style:parent-style-name="_2a_TextoCuerpo_5f_enumeracion_5f_1_5f_pie" style:list-style-name="L16">
      <style:text-properties officeooo:paragraph-rsid="00c1d163"/>
    </style:style>
    <style:style style:name="P91" style:family="paragraph" style:parent-style-name="_2a_TextoCuerpo_5f_enumeracion_5f_1_5f_pie" style:list-style-name="L20">
      <style:text-properties officeooo:paragraph-rsid="00e5e731"/>
    </style:style>
    <style:style style:name="P92" style:family="paragraph" style:parent-style-name="_2a_TextoCuerpo_5f_enumeracion_5f_1_5f_pie" style:list-style-name="L21"/>
    <style:style style:name="P93" style:family="paragraph" style:parent-style-name="_2a_TextoCuerpo_5f_enumeracion_5f_1_5f_pie" style:list-style-name="L23"/>
    <style:style style:name="P94" style:family="paragraph" style:parent-style-name="_2a_TextoCuerpo_5f_enumeracion_5f_1_5f_pie" style:list-style-name="L24"/>
    <style:style style:name="P95" style:family="paragraph" style:parent-style-name="_2a_TextoCuerpo_5f_enumeracion_5f_1_5f_pie" style:list-style-name="L26"/>
    <style:style style:name="P96" style:family="paragraph" style:parent-style-name="_2a_TextoCuerpo_5f_enumeracion_5f_1_5f_pie" style:list-style-name="L27"/>
    <style:style style:name="P97" style:family="paragraph" style:parent-style-name="_2a_TextoCuerpo_5f_enumeracion_5f_1_5f_pie">
      <style:paragraph-properties fo:margin-left="0cm" fo:margin-right="0cm" fo:text-indent="0cm" style:auto-text-indent="false"/>
      <style:text-properties fo:font-weight="normal" officeooo:rsid="00e5e731" style:font-weight-asian="normal" style:font-weight-complex="normal"/>
    </style:style>
    <style:style style:name="P98" style:family="paragraph" style:parent-style-name="_2a_TextoCuerpo_5f_enumeracion_5f_2" style:list-style-name="L3"/>
    <style:style style:name="P99" style:family="paragraph" style:parent-style-name="_2a_TextoCuerpo_5f_enumeracion_5f_2" style:list-style-name="L5"/>
    <style:style style:name="P100" style:family="paragraph" style:parent-style-name="_2a_TextoCuerpo_5f_enumeracion_5f_2" style:list-style-name="L8"/>
    <style:style style:name="P101" style:family="paragraph" style:parent-style-name="_2a_TextoCuerpo_5f_enumeracion_5f_2" style:list-style-name="L17"/>
    <style:style style:name="P102" style:family="paragraph" style:parent-style-name="_2a_TextoCuerpo_5f_enumeracion_5f_2" style:list-style-name="L18"/>
    <style:style style:name="P103" style:family="paragraph" style:parent-style-name="_2a_TextoCuerpo_5f_enumeracion_5f_2_5f_pie" style:list-style-name="L5"/>
    <style:style style:name="P104" style:family="paragraph" style:parent-style-name="_2a_TextoCuerpo_5f_enumeracion_5f_2_5f_pie" style:list-style-name="L6"/>
    <style:style style:name="P105" style:family="paragraph" style:parent-style-name="_2a_TextoCuerpo_5f_enumeracion_5f_2_5f_pie">
      <style:text-properties fo:font-weight="normal" officeooo:rsid="00d7c5fb" style:font-weight-asian="normal" style:font-weight-complex="normal"/>
    </style:style>
    <style:style style:name="P106" style:family="paragraph" style:parent-style-name="_2a_textoCuerpo_5f_enumeracion_5f_cabecera" style:list-style-name="L22"/>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db01e"/>
    </style:style>
    <style:style style:name="T2" style:family="text">
      <style:text-properties fo:font-weight="normal" style:font-weight-asian="normal" style:font-weight-complex="normal"/>
    </style:style>
    <style:style style:name="T3" style:family="text">
      <style:text-properties fo:font-weight="normal" officeooo:rsid="007db01e" style:font-weight-asian="normal" style:font-weight-complex="normal"/>
    </style:style>
    <style:style style:name="T4" style:family="text">
      <style:text-properties fo:font-weight="normal" officeooo:rsid="007e86df" style:font-weight-asian="normal" style:font-weight-complex="normal"/>
    </style:style>
    <style:style style:name="T5" style:family="text">
      <style:text-properties fo:font-weight="normal" officeooo:rsid="007fec3d" style:font-weight-asian="normal" style:font-weight-complex="normal"/>
    </style:style>
    <style:style style:name="T6" style:family="text">
      <style:text-properties fo:font-weight="normal" officeooo:rsid="00832a32" style:font-weight-asian="normal" style:font-weight-complex="normal"/>
    </style:style>
    <style:style style:name="T7" style:family="text">
      <style:text-properties fo:font-weight="normal" officeooo:rsid="0084b5c8" style:font-weight-asian="normal" style:font-weight-complex="normal"/>
    </style:style>
    <style:style style:name="T8" style:family="text">
      <style:text-properties fo:font-weight="normal" officeooo:rsid="0086b645" style:font-weight-asian="normal" style:font-weight-complex="normal"/>
    </style:style>
    <style:style style:name="T9" style:family="text">
      <style:text-properties fo:font-weight="normal" officeooo:rsid="0087f4d6" style:font-weight-asian="normal" style:font-weight-complex="normal"/>
    </style:style>
    <style:style style:name="T10" style:family="text">
      <style:text-properties fo:font-weight="normal" officeooo:rsid="008985fa" style:font-weight-asian="normal" style:font-weight-complex="normal"/>
    </style:style>
    <style:style style:name="T11" style:family="text">
      <style:text-properties fo:font-weight="normal" officeooo:rsid="0089adfb" style:font-weight-asian="normal" style:font-weight-complex="normal"/>
    </style:style>
    <style:style style:name="T12" style:family="text">
      <style:text-properties fo:font-weight="normal" officeooo:rsid="008b2cc0" style:font-weight-asian="normal" style:font-weight-complex="normal"/>
    </style:style>
    <style:style style:name="T13" style:family="text">
      <style:text-properties fo:font-weight="normal" officeooo:rsid="008b3303" style:font-weight-asian="normal" style:font-weight-complex="normal"/>
    </style:style>
    <style:style style:name="T14" style:family="text">
      <style:text-properties fo:font-weight="normal" officeooo:rsid="008e2042" style:font-weight-asian="normal" style:font-weight-complex="normal"/>
    </style:style>
    <style:style style:name="T15" style:family="text">
      <style:text-properties fo:font-weight="normal" officeooo:rsid="009148d4" style:font-weight-asian="normal" style:font-weight-complex="normal"/>
    </style:style>
    <style:style style:name="T16" style:family="text">
      <style:text-properties fo:font-weight="normal" officeooo:rsid="009287e9" style:font-weight-asian="normal" style:font-weight-complex="normal"/>
    </style:style>
    <style:style style:name="T17" style:family="text">
      <style:text-properties fo:font-weight="normal" officeooo:rsid="0092e864" style:font-weight-asian="normal" style:font-weight-complex="normal"/>
    </style:style>
    <style:style style:name="T18" style:family="text">
      <style:text-properties fo:font-weight="normal" officeooo:rsid="0096b6e8" style:font-weight-asian="normal" style:font-weight-complex="normal"/>
    </style:style>
    <style:style style:name="T19" style:family="text">
      <style:text-properties fo:font-weight="normal" officeooo:rsid="00973b86" style:font-weight-asian="normal" style:font-weight-complex="normal"/>
    </style:style>
    <style:style style:name="T20" style:family="text">
      <style:text-properties fo:font-weight="normal" officeooo:rsid="0097afae" style:font-weight-asian="normal" style:font-weight-complex="normal"/>
    </style:style>
    <style:style style:name="T21" style:family="text">
      <style:text-properties fo:font-weight="normal" officeooo:rsid="00999f8d" style:font-weight-asian="normal" style:font-weight-complex="normal"/>
    </style:style>
    <style:style style:name="T22" style:family="text">
      <style:text-properties fo:font-weight="normal" officeooo:rsid="009c0e75" style:font-weight-asian="normal" style:font-weight-complex="normal"/>
    </style:style>
    <style:style style:name="T23" style:family="text">
      <style:text-properties fo:font-weight="normal" officeooo:rsid="009abfa8" style:font-weight-asian="normal" style:font-weight-complex="normal"/>
    </style:style>
    <style:style style:name="T24" style:family="text">
      <style:text-properties fo:font-weight="normal" officeooo:rsid="009d87f8" style:font-weight-asian="normal" style:font-weight-complex="normal"/>
    </style:style>
    <style:style style:name="T25" style:family="text">
      <style:text-properties fo:font-weight="normal" officeooo:rsid="009d9994" style:font-weight-asian="normal" style:font-weight-complex="normal"/>
    </style:style>
    <style:style style:name="T26" style:family="text">
      <style:text-properties fo:font-weight="normal" officeooo:rsid="009f7b32" style:font-weight-asian="normal" style:font-weight-complex="normal"/>
    </style:style>
    <style:style style:name="T27" style:family="text">
      <style:text-properties fo:font-weight="normal" officeooo:rsid="00a5de8a" style:font-weight-asian="normal" style:font-weight-complex="normal"/>
    </style:style>
    <style:style style:name="T28" style:family="text">
      <style:text-properties fo:font-weight="normal" officeooo:rsid="00a7120f" style:font-weight-asian="normal" style:font-weight-complex="normal"/>
    </style:style>
    <style:style style:name="T29" style:family="text">
      <style:text-properties fo:font-weight="normal" officeooo:rsid="00a7fd47" style:font-weight-asian="normal" style:font-weight-complex="normal"/>
    </style:style>
    <style:style style:name="T30" style:family="text">
      <style:text-properties fo:font-weight="normal" officeooo:rsid="00aba0e9" style:font-weight-asian="normal" style:font-weight-complex="normal"/>
    </style:style>
    <style:style style:name="T31" style:family="text">
      <style:text-properties fo:font-weight="normal" officeooo:rsid="00ad9a8b" style:font-weight-asian="normal" style:font-weight-complex="normal"/>
    </style:style>
    <style:style style:name="T32" style:family="text">
      <style:text-properties fo:font-weight="normal" officeooo:rsid="00ae9aa5" style:font-weight-asian="normal" style:font-weight-complex="normal"/>
    </style:style>
    <style:style style:name="T33" style:family="text">
      <style:text-properties fo:font-weight="normal" officeooo:rsid="00b00777" style:font-weight-asian="normal" style:font-weight-complex="normal"/>
    </style:style>
    <style:style style:name="T34" style:family="text">
      <style:text-properties fo:font-weight="normal" officeooo:rsid="00b1a6e5" style:font-weight-asian="normal" style:font-weight-complex="normal"/>
    </style:style>
    <style:style style:name="T35" style:family="text">
      <style:text-properties fo:font-weight="normal" officeooo:rsid="00b23c47" style:font-weight-asian="normal" style:font-weight-complex="normal"/>
    </style:style>
    <style:style style:name="T36" style:family="text">
      <style:text-properties fo:font-weight="normal" officeooo:rsid="00b3ec5c" style:font-weight-asian="normal" style:font-weight-complex="normal"/>
    </style:style>
    <style:style style:name="T37" style:family="text">
      <style:text-properties fo:font-weight="normal" officeooo:rsid="00b65c33" style:font-weight-asian="normal" style:font-weight-complex="normal"/>
    </style:style>
    <style:style style:name="T38" style:family="text">
      <style:text-properties fo:font-weight="normal" officeooo:rsid="00b701c4" style:font-weight-asian="normal" style:font-weight-complex="normal"/>
    </style:style>
    <style:style style:name="T39" style:family="text">
      <style:text-properties fo:font-weight="normal" officeooo:rsid="00b85bd3" style:font-weight-asian="normal" style:font-weight-complex="normal"/>
    </style:style>
    <style:style style:name="T40" style:family="text">
      <style:text-properties fo:font-weight="normal" officeooo:rsid="00bbcd43" style:font-weight-asian="normal" style:font-weight-complex="normal"/>
    </style:style>
    <style:style style:name="T41" style:family="text">
      <style:text-properties fo:font-weight="normal" officeooo:rsid="00bfad47" style:font-weight-asian="normal" style:font-weight-complex="normal"/>
    </style:style>
    <style:style style:name="T42" style:family="text">
      <style:text-properties fo:font-weight="normal" officeooo:rsid="00c1617a" style:font-weight-asian="normal" style:font-weight-complex="normal"/>
    </style:style>
    <style:style style:name="T43" style:family="text">
      <style:text-properties fo:font-weight="normal" officeooo:rsid="00c373a5" style:font-weight-asian="normal" style:font-weight-complex="normal"/>
    </style:style>
    <style:style style:name="T44" style:family="text">
      <style:text-properties fo:font-weight="normal" officeooo:rsid="00c4f390" style:font-weight-asian="normal" style:font-weight-complex="normal"/>
    </style:style>
    <style:style style:name="T45" style:family="text">
      <style:text-properties fo:font-weight="normal" officeooo:rsid="00c79390" style:font-weight-asian="normal" style:font-weight-complex="normal"/>
    </style:style>
    <style:style style:name="T46" style:family="text">
      <style:text-properties fo:font-weight="normal" officeooo:rsid="00c8cc7f" style:font-weight-asian="normal" style:font-weight-complex="normal"/>
    </style:style>
    <style:style style:name="T47" style:family="text">
      <style:text-properties fo:font-weight="normal" officeooo:rsid="00c975c7" style:font-weight-asian="normal" style:font-weight-complex="normal"/>
    </style:style>
    <style:style style:name="T48" style:family="text">
      <style:text-properties fo:font-weight="normal" officeooo:rsid="00cad8b6" style:font-weight-asian="normal" style:font-weight-complex="normal"/>
    </style:style>
    <style:style style:name="T49" style:family="text">
      <style:text-properties fo:font-weight="normal" officeooo:rsid="00cb1973" style:font-weight-asian="normal" style:font-weight-complex="normal"/>
    </style:style>
    <style:style style:name="T50" style:family="text">
      <style:text-properties fo:font-weight="normal" officeooo:rsid="00cd6d5e" style:font-weight-asian="normal" style:font-weight-complex="normal"/>
    </style:style>
    <style:style style:name="T51" style:family="text">
      <style:text-properties fo:font-weight="normal" officeooo:rsid="00ce9524" style:font-weight-asian="normal" style:font-weight-complex="normal"/>
    </style:style>
    <style:style style:name="T52" style:family="text">
      <style:text-properties fo:font-weight="normal" officeooo:rsid="00d05419" style:font-weight-asian="normal" style:font-weight-complex="normal"/>
    </style:style>
    <style:style style:name="T53" style:family="text">
      <style:text-properties fo:font-weight="normal" officeooo:rsid="00d242df" style:font-weight-asian="normal" style:font-weight-complex="normal"/>
    </style:style>
    <style:style style:name="T54" style:family="text">
      <style:text-properties fo:font-weight="normal" officeooo:rsid="00d3503d" style:font-weight-asian="normal" style:font-weight-complex="normal"/>
    </style:style>
    <style:style style:name="T55" style:family="text">
      <style:text-properties fo:font-weight="normal" officeooo:rsid="00d7c5fb" style:font-weight-asian="normal" style:font-weight-complex="normal"/>
    </style:style>
    <style:style style:name="T56" style:family="text">
      <style:text-properties fo:font-weight="normal" officeooo:rsid="00d93768" style:font-weight-asian="normal" style:font-weight-complex="normal"/>
    </style:style>
    <style:style style:name="T57" style:family="text">
      <style:text-properties fo:font-weight="normal" officeooo:rsid="00dd480a" style:font-weight-asian="normal" style:font-weight-complex="normal"/>
    </style:style>
    <style:style style:name="T58" style:family="text">
      <style:text-properties fo:font-weight="normal" officeooo:rsid="00e220b9" style:font-weight-asian="normal" style:font-weight-complex="normal"/>
    </style:style>
    <style:style style:name="T59" style:family="text">
      <style:text-properties fo:font-weight="normal" officeooo:rsid="00e3959b" style:font-weight-asian="normal" style:font-weight-complex="normal"/>
    </style:style>
    <style:style style:name="T60" style:family="text">
      <style:text-properties fo:font-weight="normal" officeooo:rsid="00e50b7c" style:font-weight-asian="normal" style:font-weight-complex="normal"/>
    </style:style>
    <style:style style:name="T61" style:family="text">
      <style:text-properties fo:font-weight="normal" officeooo:rsid="00f0534f" style:font-weight-asian="normal" style:font-weight-complex="normal"/>
    </style:style>
    <style:style style:name="T62" style:family="text">
      <style:text-properties fo:font-weight="normal" officeooo:rsid="00f23a7b" style:font-weight-asian="normal" style:font-weight-complex="normal"/>
    </style:style>
    <style:style style:name="T63" style:family="text">
      <style:text-properties fo:font-weight="normal" officeooo:rsid="00f401d1" style:font-weight-asian="normal" style:font-weight-complex="normal"/>
    </style:style>
    <style:style style:name="T64" style:family="text">
      <style:text-properties fo:font-weight="normal" officeooo:rsid="00f61c69" style:font-weight-asian="normal" style:font-weight-complex="normal"/>
    </style:style>
    <style:style style:name="T65" style:family="text">
      <style:text-properties fo:font-weight="normal" officeooo:rsid="0089adfb" style:font-size-asian="10.5pt" style:font-weight-asian="normal" style:font-weight-complex="normal"/>
    </style:style>
    <style:style style:name="T66" style:family="text">
      <style:text-properties fo:font-weight="normal" officeooo:rsid="00d3503d" style:font-size-asian="10.5pt" style:font-weight-asian="normal" style:font-weight-complex="normal"/>
    </style:style>
    <style:style style:name="T67" style:family="text">
      <style:text-properties fo:font-weight="bold" style:font-weight-asian="bold" style:font-weight-complex="bold"/>
    </style:style>
    <style:style style:name="T68" style:family="text">
      <style:text-properties fo:font-weight="bold" officeooo:rsid="007fec3d" style:font-weight-asian="bold" style:font-weight-complex="bold"/>
    </style:style>
    <style:style style:name="T69" style:family="text">
      <style:text-properties fo:font-weight="bold" officeooo:rsid="00832a32" style:font-weight-asian="bold" style:font-weight-complex="bold"/>
    </style:style>
    <style:style style:name="T70" style:family="text">
      <style:text-properties fo:font-weight="bold" officeooo:rsid="0084b5c8" style:font-weight-asian="bold" style:font-weight-complex="bold"/>
    </style:style>
    <style:style style:name="T71" style:family="text">
      <style:text-properties fo:font-weight="bold" officeooo:rsid="0086b645" style:font-weight-asian="bold" style:font-weight-complex="bold"/>
    </style:style>
    <style:style style:name="T72" style:family="text">
      <style:text-properties fo:font-weight="bold" officeooo:rsid="008b2cc0" style:font-weight-asian="bold" style:font-weight-complex="bold"/>
    </style:style>
    <style:style style:name="T73" style:family="text">
      <style:text-properties fo:font-weight="bold" officeooo:rsid="008b3303" style:font-weight-asian="bold" style:font-weight-complex="bold"/>
    </style:style>
    <style:style style:name="T74" style:family="text">
      <style:text-properties fo:font-weight="bold" officeooo:rsid="008e2042" style:font-weight-asian="bold" style:font-weight-complex="bold"/>
    </style:style>
    <style:style style:name="T75" style:family="text">
      <style:text-properties fo:font-weight="bold" officeooo:rsid="009148d4" style:font-weight-asian="bold" style:font-weight-complex="bold"/>
    </style:style>
    <style:style style:name="T76" style:family="text">
      <style:text-properties fo:font-weight="bold" officeooo:rsid="008985fa" style:font-weight-asian="bold" style:font-weight-complex="bold"/>
    </style:style>
    <style:style style:name="T77" style:family="text">
      <style:text-properties fo:font-weight="bold" officeooo:rsid="00973b86" style:font-weight-asian="bold" style:font-weight-complex="bold"/>
    </style:style>
    <style:style style:name="T78" style:family="text">
      <style:text-properties fo:font-weight="bold" officeooo:rsid="0097afae" style:font-weight-asian="bold" style:font-weight-complex="bold"/>
    </style:style>
    <style:style style:name="T79" style:family="text">
      <style:text-properties fo:font-weight="bold" officeooo:rsid="009d9994" style:font-weight-asian="bold" style:font-weight-complex="bold"/>
    </style:style>
    <style:style style:name="T80" style:family="text">
      <style:text-properties fo:font-weight="bold" officeooo:rsid="009f7b32" style:font-weight-asian="bold" style:font-weight-complex="bold"/>
    </style:style>
    <style:style style:name="T81" style:family="text">
      <style:text-properties fo:font-weight="bold" officeooo:rsid="009c0e75" style:font-weight-asian="bold" style:font-weight-complex="bold"/>
    </style:style>
    <style:style style:name="T82" style:family="text">
      <style:text-properties fo:font-weight="bold" officeooo:rsid="00a40456" style:font-weight-asian="bold" style:font-weight-complex="bold"/>
    </style:style>
    <style:style style:name="T83" style:family="text">
      <style:text-properties fo:font-weight="bold" officeooo:rsid="00a7fd47" style:font-weight-asian="bold" style:font-weight-complex="bold"/>
    </style:style>
    <style:style style:name="T84" style:family="text">
      <style:text-properties fo:font-weight="bold" officeooo:rsid="00a1f0cc" style:font-weight-asian="bold" style:font-weight-complex="bold"/>
    </style:style>
    <style:style style:name="T85" style:family="text">
      <style:text-properties fo:font-weight="bold" officeooo:rsid="00b00777" style:font-weight-asian="bold" style:font-weight-complex="bold"/>
    </style:style>
    <style:style style:name="T86" style:family="text">
      <style:text-properties fo:font-weight="bold" officeooo:rsid="00b23c47" style:font-weight-asian="bold" style:font-weight-complex="bold"/>
    </style:style>
    <style:style style:name="T87" style:family="text">
      <style:text-properties fo:font-weight="bold" officeooo:rsid="00b3ec5c" style:font-weight-asian="bold" style:font-weight-complex="bold"/>
    </style:style>
    <style:style style:name="T88" style:family="text">
      <style:text-properties fo:font-weight="bold" officeooo:rsid="00b701c4" style:font-weight-asian="bold" style:font-weight-complex="bold"/>
    </style:style>
    <style:style style:name="T89" style:family="text">
      <style:text-properties fo:font-weight="bold" officeooo:rsid="00c1d163" style:font-weight-asian="bold" style:font-weight-complex="bold"/>
    </style:style>
    <style:style style:name="T90" style:family="text">
      <style:text-properties fo:font-weight="bold" officeooo:rsid="00c373a5" style:font-weight-asian="bold" style:font-weight-complex="bold"/>
    </style:style>
    <style:style style:name="T91" style:family="text">
      <style:text-properties fo:font-weight="bold" officeooo:rsid="00c79390" style:font-weight-asian="bold" style:font-weight-complex="bold"/>
    </style:style>
    <style:style style:name="T92" style:family="text">
      <style:text-properties fo:font-weight="bold" officeooo:rsid="00c8cc7f" style:font-weight-asian="bold" style:font-weight-complex="bold"/>
    </style:style>
    <style:style style:name="T93" style:family="text">
      <style:text-properties fo:font-weight="bold" officeooo:rsid="00cb1973" style:font-weight-asian="bold" style:font-weight-complex="bold"/>
    </style:style>
    <style:style style:name="T94" style:family="text">
      <style:text-properties fo:font-weight="bold" officeooo:rsid="00b1a6e5" style:font-weight-asian="bold" style:font-weight-complex="bold"/>
    </style:style>
    <style:style style:name="T95" style:family="text">
      <style:text-properties fo:font-weight="bold" officeooo:rsid="00cd6d5e" style:font-weight-asian="bold" style:font-weight-complex="bold"/>
    </style:style>
    <style:style style:name="T96" style:family="text">
      <style:text-properties fo:font-weight="bold" officeooo:rsid="00d4f381" style:font-weight-asian="bold" style:font-weight-complex="bold"/>
    </style:style>
    <style:style style:name="T97" style:family="text">
      <style:text-properties fo:font-weight="bold" officeooo:rsid="00d7c5fb" style:font-weight-asian="bold" style:font-weight-complex="bold"/>
    </style:style>
    <style:style style:name="T98" style:family="text">
      <style:text-properties fo:font-weight="bold" officeooo:rsid="00e220b9" style:font-weight-asian="bold" style:font-weight-complex="bold"/>
    </style:style>
    <style:style style:name="T99" style:family="text">
      <style:text-properties fo:font-weight="bold" officeooo:rsid="00e3959b" style:font-weight-asian="bold" style:font-weight-complex="bold"/>
    </style:style>
    <style:style style:name="T100" style:family="text">
      <style:text-properties fo:font-weight="bold" officeooo:rsid="00e50b7c" style:font-weight-asian="bold" style:font-weight-complex="bold"/>
    </style:style>
    <style:style style:name="T101" style:family="text">
      <style:text-properties fo:font-weight="bold" officeooo:rsid="00f0534f" style:font-weight-asian="bold" style:font-weight-complex="bold"/>
    </style:style>
    <style:style style:name="T102" style:family="text">
      <style:text-properties fo:font-weight="bold" officeooo:rsid="00f23a7b" style:font-weight-asian="bold" style:font-weight-complex="bold"/>
    </style:style>
    <style:style style:name="T103" style:family="text">
      <style:text-properties fo:font-weight="bold" officeooo:rsid="00f401d1" style:font-weight-asian="bold" style:font-weight-complex="bold"/>
    </style:style>
    <style:style style:name="T104" style:family="text">
      <style:text-properties fo:font-weight="bold" officeooo:rsid="00f61c69" style:font-weight-asian="bold" style:font-weight-complex="bold"/>
    </style:style>
    <style:style style:name="T105" style:family="text">
      <style:text-properties fo:font-weight="bold" officeooo:rsid="00c1d163" style:font-size-asian="10.5pt" style:font-weight-asian="bold" style:font-weight-complex="bold"/>
    </style:style>
    <style:style style:name="T106" style:family="text">
      <style:text-properties fo:font-style="italic" fo:font-weight="normal" officeooo:rsid="007db01e" style:font-style-asian="italic" style:font-weight-asian="normal" style:font-style-complex="italic" style:font-weight-complex="normal"/>
    </style:style>
    <style:style style:name="T107" style:family="text">
      <style:text-properties fo:font-style="italic" fo:font-weight="normal" officeooo:rsid="00ad9a8b" style:font-style-asian="italic" style:font-weight-asian="normal" style:font-style-complex="italic" style:font-weight-complex="normal"/>
    </style:style>
    <style:style style:name="T108" style:family="text">
      <style:text-properties fo:font-style="italic" fo:font-weight="normal" officeooo:rsid="00e50b7c" style:font-style-asian="italic" style:font-weight-asian="normal" style:font-style-complex="italic" style:font-weight-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7fec3d" style:font-style-asian="normal" style:font-weight-asian="normal" style:font-style-complex="normal" style:font-weight-complex="normal"/>
    </style:style>
    <style:style style:name="T111" style:family="text">
      <style:text-properties fo:font-style="normal" fo:font-weight="normal" officeooo:rsid="00e50b7c" style:font-style-asian="normal" style:font-weight-asian="normal" style:font-style-complex="normal" style:font-weight-complex="normal"/>
    </style:style>
    <style:style style:name="T112" style:family="text">
      <style:text-properties fo:font-style="normal" fo:font-weight="normal" officeooo:rsid="00eac0e1" style:font-style-asian="normal" style:font-weight-asian="normal" style:font-style-complex="normal" style:font-weight-complex="normal"/>
    </style:style>
    <style:style style:name="T113" style:family="text">
      <style:text-properties fo:font-style="normal" fo:font-weight="normal" officeooo:rsid="00eda9bf" style:font-style-asian="normal" style:font-weight-asian="normal" style:font-style-complex="normal" style:font-weight-complex="normal"/>
    </style:style>
    <style:style style:name="T114" style:family="text">
      <style:text-properties fo:font-style="normal" fo:font-weight="normal" officeooo:rsid="00f23a7b"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e50b7c" style:font-style-asian="normal" style:font-weight-asian="bold" style:font-style-complex="normal" style:font-weight-complex="bold"/>
    </style:style>
    <style:style style:name="T117" style:family="text">
      <style:text-properties fo:font-style="normal" fo:font-weight="bold" officeooo:rsid="00eac0e1" style:font-style-asian="normal" style:font-weight-asian="bold" style:font-style-complex="normal" style:font-weight-complex="bold"/>
    </style:style>
    <style:style style:name="T118" style:family="text">
      <style:text-properties fo:font-style="normal" fo:font-weight="bold" officeooo:rsid="00eda9bf" style:font-style-asian="normal" style:font-weight-asian="bold" style:font-style-complex="normal" style:font-weight-complex="bold"/>
    </style:style>
    <style:style style:name="T119" style:family="text">
      <style:text-properties fo:font-style="normal" fo:font-weight="bold" officeooo:rsid="00f23a7b" style:font-style-asian="normal" style:font-weight-asian="bold" style:font-style-complex="normal" style:font-weight-complex="bold"/>
    </style:style>
    <style:style style:name="T120" style:family="text">
      <style:text-properties officeooo:rsid="0087f4d6"/>
    </style:style>
    <style:style style:name="T121" style:family="text">
      <style:text-properties officeooo:rsid="008e2042"/>
    </style:style>
    <style:style style:name="T122" style:family="text">
      <style:text-properties officeooo:rsid="0093b7d0"/>
    </style:style>
    <style:style style:name="T123" style:family="text">
      <style:text-properties officeooo:rsid="0096b6e8"/>
    </style:style>
    <style:style style:name="T124" style:family="text">
      <style:text-properties officeooo:rsid="00973b86"/>
    </style:style>
    <style:style style:name="T125" style:family="text">
      <style:text-properties officeooo:rsid="009abfa8"/>
    </style:style>
    <style:style style:name="T126" style:family="text">
      <style:text-properties officeooo:rsid="009c0e75"/>
    </style:style>
    <style:style style:name="T127" style:family="text">
      <style:text-properties officeooo:rsid="00a1f0cc"/>
    </style:style>
    <style:style style:name="T128" style:family="text">
      <style:text-properties officeooo:rsid="00a40456"/>
    </style:style>
    <style:style style:name="T129" style:family="text">
      <style:text-properties officeooo:rsid="00a7ab67"/>
    </style:style>
    <style:style style:name="T130" style:family="text">
      <style:text-properties officeooo:rsid="00a7fd47"/>
    </style:style>
    <style:style style:name="T131" style:family="text">
      <style:text-properties officeooo:rsid="00ae9aa5"/>
    </style:style>
    <style:style style:name="T132" style:family="text">
      <style:text-properties style:font-size-asian="10.5pt"/>
    </style:style>
    <style:style style:name="T133" style:family="text">
      <style:text-properties officeooo:rsid="00c1d163" style:font-size-asian="10.5pt"/>
    </style:style>
    <style:style style:name="T134" style:family="text">
      <style:text-properties officeooo:rsid="00b23c47"/>
    </style:style>
    <style:style style:name="T135" style:family="text">
      <style:text-properties officeooo:rsid="00b3ec5c"/>
    </style:style>
    <style:style style:name="T136" style:family="text">
      <style:text-properties officeooo:rsid="00bd917f"/>
    </style:style>
    <style:style style:name="T137" style:family="text">
      <style:text-properties officeooo:rsid="00bfad47"/>
    </style:style>
    <style:style style:name="T138" style:family="text">
      <style:text-properties officeooo:rsid="00c1d163"/>
    </style:style>
    <style:style style:name="T139" style:family="text">
      <style:text-properties officeooo:rsid="00c644cc"/>
    </style:style>
    <style:style style:name="T140" style:family="text">
      <style:text-properties officeooo:rsid="009d9994"/>
    </style:style>
    <style:style style:name="T141" style:family="text">
      <style:text-properties officeooo:rsid="00b85bd3"/>
    </style:style>
    <style:style style:name="T142" style:family="text">
      <style:text-properties officeooo:rsid="00cad8b6"/>
    </style:style>
    <style:style style:name="T143" style:family="text">
      <style:text-properties officeooo:rsid="00cb1973"/>
    </style:style>
    <style:style style:name="T144" style:family="text">
      <style:text-properties officeooo:rsid="00cc525a"/>
    </style:style>
    <style:style style:name="T145" style:family="text">
      <style:text-properties officeooo:rsid="00cd6d5e"/>
    </style:style>
    <style:style style:name="T146" style:family="text">
      <style:text-properties officeooo:rsid="00ce9524"/>
    </style:style>
    <style:style style:name="T147" style:family="text">
      <style:text-properties officeooo:rsid="00d05419"/>
    </style:style>
    <style:style style:name="T148" style:family="text">
      <style:text-properties officeooo:rsid="00d242df"/>
    </style:style>
    <style:style style:name="T149" style:family="text">
      <style:text-properties officeooo:rsid="00d7c5fb"/>
    </style:style>
    <style:style style:name="T150" style:family="text">
      <style:text-properties officeooo:rsid="00d93768"/>
    </style:style>
    <style:style style:name="T151" style:family="text">
      <style:text-properties officeooo:rsid="00d9d779"/>
    </style:style>
    <style:style style:name="T152" style:family="text">
      <style:text-properties style:text-position="sub 58%" fo:font-weight="bold" style:font-weight-asian="bold" style:font-weight-complex="bold"/>
    </style:style>
    <style:style style:name="T153" style:family="text">
      <style:text-properties style:text-position="sub 58%" fo:font-weight="bold" officeooo:rsid="00dd480a" style:font-weight-asian="bold" style:font-weight-complex="bold"/>
    </style:style>
    <style:style style:name="T154" style:family="text">
      <style:text-properties style:text-position="0% 100%" fo:font-weight="normal" style:font-weight-asian="normal" style:font-weight-complex="normal"/>
    </style:style>
    <style:style style:name="T155" style:family="text">
      <style:text-properties style:text-position="0% 100%" fo:font-weight="normal" officeooo:rsid="00e3959b" style:font-weight-asian="normal" style:font-weight-complex="normal"/>
    </style:style>
    <style:style style:name="T156" style:family="text">
      <style:text-properties style:text-position="0% 100%" fo:font-weight="bold" style:font-weight-asian="bold" style:font-weight-complex="bold"/>
    </style:style>
    <style:style style:name="T157" style:family="text">
      <style:text-properties style:text-position="0% 100%" fo:font-weight="bold" officeooo:rsid="00dd480a" style:font-weight-asian="bold" style:font-weight-complex="bold"/>
    </style:style>
    <style:style style:name="T158" style:family="text">
      <style:text-properties officeooo:rsid="00e5e731"/>
    </style:style>
    <style:style style:name="T159" style:family="text">
      <style:text-properties officeooo:rsid="00f23a7b"/>
    </style:style>
    <style:style style:name="T160" style:family="text">
      <style:text-properties officeooo:rsid="00f61c6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2cm" fo:text-indent="-0.635cm" fo:margin-left="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5cm" fo:text-indent="-0.635cm" fo:margin-left="2.1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cm" fo:text-indent="-0.635cm" fo:margin-left="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5cm" fo:text-indent="-0.635cm" fo:margin-left="3.4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cm" fo:text-indent="-0.635cm" fo:margin-left="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5cm" fo:text-indent="-0.635cm" fo:margin-left="4.6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cm" fo:text-indent="-0.635cm" fo:margin-left="5.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5cm" fo:text-indent="-0.635cm" fo:margin-left="5.9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cm" fo:text-indent="-0.635cm" fo:margin-left="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5cm" fo:text-indent="-0.635cm" fo:margin-left="7.2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376cm" fo:text-indent="-0.635cm" fo:margin-left="0.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11cm" fo:text-indent="-0.635cm" fo:margin-left="1.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ISTEMA DE GESTIÓN DE DATOS Y DE INFORMACIÓN</text:p>
      <text:p text:style-name="_2a_Portada_5f_temaNumero">TEMA <text:span text:style-name="T1">2</text:span></text:p>
      <text:table-of-content text:style-name="Sect1" text:protected="true" text:name="Sumario1">
        <text:table-of-content-source text:outline-level="10" text:use-index-source-styles="true">
          <text:index-title-template text:style-name="_2a_Portada_5f_temaNombre">Bases de datos NoSQL</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Bases de datos NoSQL</text:p>
          </text:index-title>
          <text:p text:style-name="P27"><text:a xlink:type="simple" xlink:href="#__RefHeading___Toc135_3793983179" text:style-name="Index_20_Link" text:visited-style-name="Index_20_Link">1º La base de datos MongoDB <text:tab/>3</text:a></text:p>
          <text:p text:style-name="P28"><text:a xlink:type="simple" xlink:href="#__RefHeading___Toc1028_2151300008" text:style-name="Index_20_Link" text:visited-style-name="Index_20_Link">1.1 Métodos de la base de datos <text:tab/>3</text:a></text:p>
          <text:p text:style-name="P28"><text:a xlink:type="simple" xlink:href="#__RefHeading___Toc776_2138901919" text:style-name="Index_20_Link" text:visited-style-name="Index_20_Link">1.2 Métodos de colecciones <text:tab/>3</text:a></text:p>
          <text:p text:style-name="P28"><text:a xlink:type="simple" xlink:href="#__RefHeading___Toc931_2151300008" text:style-name="Index_20_Link" text:visited-style-name="Index_20_Link">1.3 Métodos de cursores <text:tab/>5</text:a></text:p>
          <text:p text:style-name="P28"><text:a xlink:type="simple" xlink:href="#__RefHeading___Toc929_2151300008" text:style-name="Index_20_Link" text:visited-style-name="Index_20_Link">1.4 Operadores <text:tab/>5</text:a></text:p>
          <text:p text:style-name="P27"><text:a xlink:type="simple" xlink:href="#__RefHeading___Toc927_2151300008" text:style-name="Index_20_Link" text:visited-style-name="Index_20_Link">2º La biblioteca Pymongo <text:tab/>8</text:a></text:p>
          <text:p text:style-name="P27"><text:a xlink:type="simple" xlink:href="#__RefHeading___Toc1638_1628059721" text:style-name="Index_20_Link" text:visited-style-name="Index_20_Link">3º Neo4j y Cypher <text:tab/>9</text:a></text:p>
          <text:p text:style-name="P28"><text:a xlink:type="simple" xlink:href="#__RefHeading___Toc1646_1628059721" text:style-name="Index_20_Link" text:visited-style-name="Index_20_Link">3.1 Definición de entidades mediante Cyper <text:tab/>9</text:a></text:p>
          <text:p text:style-name="P28"><text:a xlink:type="simple" xlink:href="#__RefHeading___Toc1644_1628059721" text:style-name="Index_20_Link" text:visited-style-name="Index_20_Link">3.2 Operaciones sobre la base de datos mediante Cypher <text:tab/>10</text:a></text:p>
          <text:p text:style-name="P28"><text:a xlink:type="simple" xlink:href="#__RefHeading___Toc1642_1628059721" text:style-name="Index_20_Link" text:visited-style-name="Index_20_Link">3.3 Operaciones de agregación <text:tab/>11</text:a></text:p>
          <text:p text:style-name="P28"><text:a xlink:type="simple" xlink:href="#__RefHeading___Toc1640_1628059721" text:style-name="Index_20_Link" text:visited-style-name="Index_20_Link">3.4 Funciones <text:tab/>11</text:a></text:p>
        </text:index-body>
      </text:table-of-content>
      <text:p text:style-name="P2"/>
      <text:p text:style-name="P3"/>
      <text:p text:style-name="P3"><text:bookmark-start text:name="__RefHeading___Toc135_3793983179"/>1º <text:span text:style-name="T127">La base de datos</text:span><text:span text:style-name="T1"> MongoDB</text:span><text:bookmark-end text:name="__RefHeading___Toc135_3793983179"/></text:p>
      <text:p text:style-name="P8">–<text:span text:style-name="T2"><text:tab/></text:span><text:span text:style-name="T3">MongoDB es una base de datos orientada al almacenamiento de documentos complejos, los cuales se pueden consultar y manipular desde el propio lenguaje. </text:span><text:span text:style-name="T4">La gran versatilidad de los documentos documentos definidos en Mongo trae consigo un gran conste computacional al realizar consultas de tipo JOIN o MapReduce.</text:span></text:p>
      <text:p text:style-name="P8"><text:span text:style-name="T1">–</text:span><text:span text:style-name="T3"><text:tab/></text:span><text:span text:style-name="T4">Las bases de datos en</text:span><text:span text:style-name="T3"> MongoDB se organiza</text:span><text:span text:style-name="T4">n</text:span><text:span text:style-name="T3"> mediante colecciones, las cuales almacenan un conjunto de documentos definidos en formato JSON, cada uno de los cuales porta una clave única que le identifica.</text:span></text:p>
      <text:p text:style-name="_2a_textoCuerpo_5f_enumeracion_5f_cabecera">–<text:span text:style-name="T2"><text:tab/></text:span><text:span text:style-name="T3">Cada uno de los documentos definidos en la base de datos se corresponde con la definición de un objeto JSON, los cuales se encuentran </text:span><text:span text:style-name="T5">indicados entre</text:span><text:span text:style-name="T3"> llaves y están constituidos por un conjunto de </text:span><text:span text:style-name="T5">parejas</text:span><text:span text:style-name="T106"> clave : valor</text:span><text:span text:style-name="T110">,</text:span><text:span text:style-name="T5"> donde el valor puede ser:</text:span></text:p>
      <text:list xml:id="list4053349540" text:style-name="L1">
        <text:list-item>
          <text:p text:style-name="P31">UN número.</text:p>
        </text:list-item>
        <text:list-item>
          <text:p text:style-name="P31">Una cadena de caracteres.</text:p>
        </text:list-item>
        <text:list-item>
          <text:p text:style-name="P31">Un booleano <text:span text:style-name="T120">(puede expresarse mediante true y false o con los números 1 y 0 respectivamente).</text:span></text:p>
        </text:list-item>
        <text:list-item>
          <text:p text:style-name="P31">Un array de valores (encerrados entre corchetes y separados por comas).</text:p>
        </text:list-item>
        <text:list-item>
          <text:p text:style-name="P31">Un objeto (definido entre llaves).</text:p>
        </text:list-item>
        <text:list-item>
          <text:p text:style-name="P30">Null.</text:p>
        </text:list-item>
      </text:list>
      <text:p text:style-name="P9">–<text:span text:style-name="T2"><text:tab/></text:span><text:span text:style-name="T11">Un documento JSON puede contener otros documentos como valor para alguna de sus claves, de modo que para acceder a alguna de las claves de un subdocumento deberemos utilizar la operación la nomenclatura “</text:span><text:span text:style-name="T65">subdocumento</text:span><text:span text:style-name="T11">”.”clave”.</text:span></text:p>
      <text:p text:style-name="P11"><text:span text:style-name="T68">–</text:span><text:span text:style-name="T5"><text:tab/></text:span><text:span text:style-name="T21">En el caso de que uno de los campos del documento sea un array, podemos realizar accesos mediante el índice si especificamos el mismo como si fuera un subcampo de dicho array, es decir: “nombreArray”.”indice”.</text:span></text:p>
      <text:p text:style-name="P22"><text:bookmark-start text:name="__RefHeading___Toc1028_2151300008"/><text:span text:style-name="T127">1.1</text:span> Métodos de <text:span text:style-name="T139">la base de datos</text:span><text:bookmark-end text:name="__RefHeading___Toc1028_2151300008"/></text:p>
      <text:list xml:id="list1578158806" text:style-name="L2">
        <text:list-item>
          <text:p text:style-name="P79"><text:span text:style-name="T67">db. list_collection_names(): </text:span><text:span text:style-name="T2">Devuelve una lista con los nombres de todas las colecciones que conforman la base de datos.</text:span></text:p>
        </text:list-item>
      </text:list>
      <text:p text:style-name="P22"><text:bookmark-start text:name="__RefHeading___Toc776_2138901919"/><text:span text:style-name="T127">1.</text:span><text:span text:style-name="T139">2</text:span> Métodos de colecciones<text:bookmark-end text:name="__RefHeading___Toc776_2138901919"/></text:p>
      <text:p text:style-name="_2a_textoCuerpo_5f_enumeracion_5f_cabecera"><text:span text:style-name="T5">–</text:span><text:span text:style-name="T68"><text:tab/>db.colec.find( </text:span><text:span text:style-name="T71">query, proyection, options</text:span><text:span text:style-name="T68">):</text:span><text:span text:style-name="T5"> Devuelve el conjunto de elementos de la colección que coinciden con la búsqueda realizada. Por defecto se muestran los elementos en bloques de 10 en 10.</text:span></text:p>
      <text:list xml:id="list197954348" text:style-name="L3">
        <text:list-item>
          <text:p text:style-name="P32">query (document)?:<text:span text:style-name="T2"> </text:span><text:span text:style-name="T8">Filtra los documentos a buscar en la colección mediante el uso de operadores de consulta. En el caso de no especificar nada o indicar un documento vacío, se devolverán todos los documentos de la colección.</text:span></text:p>
        </text:list-item>
        <text:list-item>
          <text:p text:style-name="P32">proyection (document)?:<text:span text:style-name="T2"> </text:span><text:span text:style-name="T8">Especifica los </text:span><text:span text:style-name="T17">elementos</text:span><text:span text:style-name="T8"> de los documentos filtrados que serán devueltos mediante la consulta. En el caso de no especificar nada indicar un documento vacío, se devolverán todos los campos.</text:span></text:p>
          <text:list>
            <text:list-item>
              <text:p text:style-name="P98"><text:span text:style-name="T2">La selección se realiza mediante </text:span><text:span text:style-name="T9">un documento {clave: Boolean, … clave: Boolean}, donde se expresan o todos los campos que se quieren retornar o todos los que no, es decir, sin mezclar booleanos Verdaderos y Falsos (con excepción de “_id”: false).</text:span></text:p>
            </text:list-item>
          </text:list>
        </text:list-item>
        <text:list-item>
          <text:p text:style-name="P80"><text:soft-page-break/><text:span text:style-name="T67">options (document)?: </text:span><text:span text:style-name="T10">Especifica opciones adicionales para la realización del filtrado, las cuales pueden modificar el comportamiento o los documentos devueltos.</text:span></text:p>
        </text:list-item>
      </text:list>
      <text:p text:style-name="_2a_TextoCuerpo"/>
      <text:p text:style-name="_2a_textoCuerpo_5f_enumeracion_5f_cabecera"><text:span text:style-name="T76">–</text:span><text:span text:style-name="T10"><text:tab/></text:span><text:span text:style-name="T77">db.colec.countDocuments(query, options):</text:span><text:span text:style-name="T19"> Retorna el número de documentos de la colección que coinciden con la consulta especificada mediante los parámetros.</text:span></text:p>
      <text:list xml:id="list3209948410" text:style-name="L4">
        <text:list-item>
          <text:p text:style-name="P33">Query <text:span text:style-name="T124">(document):</text:span><text:span text:style-name="T19"> Consulta que filtrará los documentos de la colección. </text:span><text:span text:style-name="T8">En el caso de no especificar un documento vacío, se devolverán todos los documentos de la colección.</text:span></text:p>
        </text:list-item>
        <text:list-item>
          <text:p text:style-name="P81"><text:span text:style-name="T67">Options (document)?: </text:span><text:span text:style-name="T2">Opciones adicionales que afectan al comportamiento del conteo.</text:span></text:p>
        </text:list-item>
      </text:list>
      <text:p text:style-name="_2a_TextoCuerpo"/>
      <text:p text:style-name="P13">–<text:span text:style-name="T2"><text:tab/></text:span><text:span text:style-name="T125">db.colec.update(query, update, options):</text:span><text:span text:style-name="T23"> </text:span><text:span text:style-name="T22">Realiza una actualización a los documentos de la colección que son filtrados </text:span><text:span text:style-name="T26">por el primer documento indicado como parámetro.</text:span></text:p>
      <text:list xml:id="list1566643450" text:style-name="L5">
        <text:list-item>
          <text:p text:style-name="P34">query (<text:span text:style-name="T126">documet</text:span>):<text:span text:style-name="T2"> </text:span><text:span text:style-name="T22">Consulta que filtrará los documentos a actualizar.</text:span></text:p>
        </text:list-item>
        <text:list-item>
          <text:p text:style-name="P35">Update (<text:span text:style-name="T126">document | pipeline</text:span>):<text:span text:style-name="T2"> </text:span><text:span text:style-name="T22">Modificaciones a realizar en los elementos filtrados.</text:span></text:p>
          <text:list>
            <text:list-item>
              <text:p text:style-name="P99">En el caso de querer remplazar el documento entero, únicamente necesitaremos especificar un nuevo documento en ese campo.</text:p>
            </text:list-item>
            <text:list-item>
              <text:p text:style-name="P99"><text:span text:style-name="T24">E</text:span><text:span text:style-name="T2">n el caso de únicamente querer modificar una parte del documento, necesitaremos especificarlo en este parámetro mediante el uso de algún operador como $set{}.</text:span></text:p>
            </text:list-item>
          </text:list>
        </text:list-item>
        <text:list-item>
          <text:p text:style-name="P54"><text:span text:style-name="T67">Options(</text:span><text:span text:style-name="T79">document</text:span><text:span text:style-name="T67">)?: </text:span><text:span text:style-name="T22">Opciones adicionales que afectan al comportamiento de la actualización.<text:tab/></text:span><text:span text:style-name="T25">Algunas de estas son:</text:span></text:p>
          <text:list>
            <text:list-item>
              <text:p text:style-name="P103"><text:span text:style-name="T67">upsert: Boolean: <text:s/></text:span><text:span text:style-name="T25">Flag que le indica a la actualización que en el caso de no encontrar ningún documento que verifique el filtrado, añada un documento nuevo en su lugar. </text:span><text:span text:style-name="T27">El nuevo documento añadido se corresponderá con el especificado en el capo update.</text:span></text:p>
            </text:list-item>
          </text:list>
        </text:list-item>
      </text:list>
      <text:p text:style-name="_2a_TextoCuerpo"/>
      <text:p text:style-name="_2a_textoCuerpo_5f_enumeracion_5f_cabecera">–<text:span text:style-name="T67"><text:tab/></text:span><text:span text:style-name="T80">db.colec.remove(query): </text:span><text:span text:style-name="T26">Elimina todos aquellos elementos de la colección que son filtrados por la el documento indicado como parámetro.</text:span></text:p>
      <text:list xml:id="list738640004" text:style-name="L6">
        <text:list-item>
          <text:p text:style-name="P104"><text:span text:style-name="T67">query (</text:span><text:span text:style-name="T81">documet</text:span><text:span text:style-name="T67">): </text:span><text:span text:style-name="T22">Consulta que filtrará los documentos a </text:span><text:span text:style-name="T26">eliminar.</text:span></text:p>
        </text:list-item>
      </text:list>
      <text:p text:style-name="P17"/>
      <text:p text:style-name="_2a_textoCuerpo_5f_enumeracion_5f_cabecera">–<text:span text:style-name="T67"><text:tab/></text:span><text:span text:style-name="T82">db.colec.insert(document, ordered):</text:span><text:span text:style-name="T128"> Inserta un nuevo documento en la colección.</text:span></text:p>
      <text:list xml:id="list2485887952" text:style-name="L7">
        <text:list-item>
          <text:p text:style-name="P36">Document (document | [document]):<text:span text:style-name="T2"> documentos a insertar en la colección.</text:span></text:p>
        </text:list-item>
        <text:list-item>
          <text:p text:style-name="P82"><text:span text:style-name="T67">Ordered (Boolean)?: </text:span><text:span text:style-name="T2">Si es True, la inserción se realizará ordenada y en caso de haber un error se devolverán todos los documentos a partir de aquel donde se produjo. En el caso de ser False se realizará de forma desordenada y únicamente se devolverán los documento donde se produjeron errores.</text:span></text:p>
        </text:list-item>
      </text:list>
      <text:p text:style-name="_2a_TextoCuerpo"/>
      <text:p text:style-name="P10">–<text:span text:style-name="T2"><text:tab/></text:span><text:span text:style-name="T135">db.colec.</text:span><text:span text:style-name="T136">doc</text:span><text:span text:style-name="T135">():</text:span><text:span text:style-name="T36"> </text:span><text:span text:style-name="T40">Elimina todos los documentos que conforman la colección.</text:span></text:p>
      <text:p text:style-name="P12"/>
      <text:p text:style-name="_2a_textoCuerpo_5f_enumeracion_5f_cabecera">–<text:span text:style-name="T67"><text:tab/></text:span><text:span text:style-name="T91">db.colec.createIndex(key, option</text:span><text:span text:style-name="T92">s</text:span><text:span text:style-name="T91">, commitQuorum): </text:span><text:span text:style-name="T45">Genera un índice asociado a un determinado parámetro de los documentos de una colección.</text:span></text:p>
      <text:list xml:id="list1775304550" text:style-name="L8">
        <text:list-item>
          <text:p text:style-name="P55"><text:soft-page-break/><text:span text:style-name="T67">Key (document): In</text:span><text:span text:style-name="T2">dica los campos sobre los que se creará el índice. El valor asociado a cada uno de los campos </text:span><text:span text:style-name="T46">indica la ordenación de los mismos:</text:span></text:p>
          <text:list>
            <text:list-item>
              <text:p text:style-name="P100"><text:span text:style-name="T67">1:</text:span><text:span text:style-name="T2"> </text:span><text:span text:style-name="T46">Orden ascendente.</text:span></text:p>
            </text:list-item>
            <text:list-item>
              <text:p text:style-name="P100"><text:span text:style-name="T67">-</text:span><text:span text:style-name="T92">1: </text:span><text:span text:style-name="T46">Orden descendente.</text:span></text:p>
            </text:list-item>
          </text:list>
        </text:list-item>
        <text:list-item>
          <text:p text:style-name="P37">Options(<text:span text:style-name="T140">document</text:span>)?: <text:span text:style-name="T22">Opciones adicionales que afectan al comportamiento de</text:span><text:span text:style-name="T2">l índice</text:span><text:span text:style-name="T22">.</text:span></text:p>
        </text:list-item>
        <text:list-item>
          <text:p text:style-name="P83"><text:span text:style-name="T91">CommitQuorum </text:span><text:span text:style-name="T67">(alfanumérico)?: </text:span><text:span text:style-name="T2">Número mí</text:span><text:span text:style-name="T46">nimo de documentos del índice que deben contener datos. </text:span></text:p>
        </text:list-item>
      </text:list>
      <text:p text:style-name="_2a_TextoCuerpo"/>
      <text:p text:style-name="_2a_textoCuerpo_5f_enumeracion_5f_cabecera">–<text:span text:style-name="T2"><text:tab/></text:span><text:span text:style-name="T87">db.colec.aggregate(pipeline, options): </text:span><text:span text:style-name="T36">Agrega los resultados de un conjunto de operaciones realizadas sobre una misma colección, las cuales son indicadas como primer parámetro.</text:span></text:p>
      <text:list xml:id="list1019761673" text:style-name="L9">
        <text:list-item>
          <text:p text:style-name="P38">Pipeline ([documents]):<text:span text:style-name="T2"> Secuencia de operaciones o etapas de agregación de datos. Dichas operaciones se realizan mediante el uso de operadores de agregación, cada uno de los cuales conforma un documento.</text:span></text:p>
        </text:list-item>
        <text:list-item>
          <text:p text:style-name="P56"><text:span text:style-name="T87">Options (document)?:</text:span><text:span text:style-name="T36"> Opciones adicionales que afectan al comportamiento del la agregación.</text:span></text:p>
        </text:list-item>
      </text:list>
      <text:p text:style-name="_2a_TextoCuerpo"/>
      <text:p text:style-name="P6"><text:bookmark-start text:name="__RefHeading___Toc931_2151300008"/><text:span text:style-name="T127">1.</text:span><text:span text:style-name="T139">3</text:span> Métodos de cursores<text:bookmark-end text:name="__RefHeading___Toc931_2151300008"/></text:p>
      <text:list xml:id="list827057705" text:style-name="L10">
        <text:list-item>
          <text:p text:style-name="P57"><text:span text:style-name="T69">Cursor.prety():</text:span><text:span text:style-name="T6"> Formatea la salida del cursor para que sea más fácil de leer.</text:span></text:p>
        </text:list-item>
        <text:list-item>
          <text:p text:style-name="P57"><text:span text:style-name="T69">Cursor.limit( </text:span><text:span text:style-name="T70">n</text:span><text:span text:style-name="T69">umber ):</text:span><text:span text:style-name="T6"> Limita </text:span><text:span text:style-name="T7">el número de</text:span><text:span text:style-name="T6"> documentos devueltos por el cursor a tantos como los indicados </text:span><text:span text:style-name="T7">como parámetro.</text:span></text:p>
        </text:list-item>
        <text:list-item>
          <text:p text:style-name="P57"><text:span text:style-name="T69">Cursor.skip( </text:span><text:span text:style-name="T70">n</text:span><text:span text:style-name="T69">umber ):</text:span><text:span text:style-name="T6"> Realiza un salto en los documentos devueltos por el cursor </text:span><text:span text:style-name="T7">de la longitud indicada como parámetro.</text:span></text:p>
        </text:list-item>
        <text:list-item>
          <text:p text:style-name="P57"><text:span text:style-name="T67">Cursor.sort(document): </text:span><text:span text:style-name="T2">Ordena los documentos devueltos por el cursor utilizando como referencia el documento indicado como parámetro, en el cual se le indicará la clave por la cual de deberá realizar la ordenación. La ordenación puede ser {clave:1} para un orden ascendente o {clave:-1} para un orden descendente.</text:span></text:p>
        </text:list-item>
        <text:list-item>
          <text:p text:style-name="P84"><text:span text:style-name="T67">Cursor.count():</text:span><text:span text:style-name="T2"> </text:span><text:span text:style-name="T19">Retorna el número de documentos que han sido devueltos por el cursor.</text:span></text:p>
        </text:list-item>
      </text:list>
      <text:p text:style-name="_2a_Titulo_5f_2"><text:bookmark-start text:name="__RefHeading___Toc929_2151300008"/><text:span text:style-name="T127">1.</text:span><text:span text:style-name="T139">4</text:span> Operadores<text:bookmark-end text:name="__RefHeading___Toc929_2151300008"/></text:p>
      <text:p text:style-name="_2a_textoCuerpo_5f_enumeracion_5f_cabecera"><text:span text:style-name="T67">–</text:span><text:tab/><text:span text:style-name="T121">Operadores aritméticos:</text:span></text:p>
      <text:list xml:id="list571877350" text:style-name="L11">
        <text:list-item>
          <text:p text:style-name="P58"><text:span text:style-name="T74">{ </text:span><text:span text:style-name="T72">$eq:“</text:span><text:span text:style-name="T78">value</text:span><text:span text:style-name="T73">” </text:span><text:span text:style-name="T74">}</text:span><text:span text:style-name="T73">:</text:span><text:span text:style-name="T72"> </text:span><text:span text:style-name="T12">Coincide con valores que son iguales </text:span><text:span text:style-name="T13">al valor especificado</text:span><text:span text:style-name="T12">.</text:span></text:p>
        </text:list-item>
        <text:list-item>
          <text:p text:style-name="P58"><text:span text:style-name="T74">{ </text:span><text:span text:style-name="T72">$ne:“</text:span><text:span text:style-name="T78">value</text:span><text:span text:style-name="T73">” </text:span><text:span text:style-name="T74">}</text:span><text:span text:style-name="T73">:</text:span><text:span text:style-name="T72"> <text:s/></text:span><text:span text:style-name="T12">Coincide con todos los valores</text:span><text:span text:style-name="T13"> diferentes al</text:span><text:span text:style-name="T12"> valor especificado.</text:span></text:p>
        </text:list-item>
        <text:list-item>
          <text:p text:style-name="P58"><text:span text:style-name="T74">{ </text:span><text:span text:style-name="T72">$in:“</text:span><text:span text:style-name="T73">[</text:span><text:span text:style-name="T78">value</text:span><text:span text:style-name="T73">] </text:span><text:span text:style-name="T74">}</text:span><text:span text:style-name="T73">”:</text:span><text:span text:style-name="T72"> <text:s/></text:span><text:span text:style-name="T12">Coincide con cualquiera de los valores especificados en una matriz.</text:span></text:p>
        </text:list-item>
        <text:list-item>
          <text:p text:style-name="P58"><text:span text:style-name="T74">{ </text:span><text:span text:style-name="T72">$nin:“</text:span><text:span text:style-name="T73">[</text:span><text:span text:style-name="T78">value]</text:span><text:span text:style-name="T73"> </text:span><text:span text:style-name="T74">}</text:span><text:span text:style-name="T73">”:</text:span><text:span text:style-name="T72"> <text:s/></text:span><text:span text:style-name="T12">No coincide con ningún valor especificado en una matriz.</text:span></text:p>
        </text:list-item>
        <text:list-item>
          <text:p text:style-name="P58"><text:span text:style-name="T74">{ </text:span><text:span text:style-name="T72">$gt“</text:span><text:span text:style-name="T73">number” </text:span><text:span text:style-name="T74">}</text:span><text:span text:style-name="T73">:</text:span><text:span text:style-name="T72"> </text:span><text:span text:style-name="T12">Coincide con valores que son mayores que </text:span><text:span text:style-name="T13">el </text:span><text:span text:style-name="T12">valor especificado.</text:span></text:p>
        </text:list-item>
        <text:list-item>
          <text:p text:style-name="P58"><text:span text:style-name="T74">{ </text:span><text:span text:style-name="T72">$gte:“</text:span><text:span text:style-name="T73">number” </text:span><text:span text:style-name="T74">}</text:span><text:span text:style-name="T73">:</text:span><text:span text:style-name="T72"> </text:span><text:span text:style-name="T12"><text:s/>Coincide con valores que son mayores o iguales </text:span><text:span text:style-name="T13">que el</text:span><text:span text:style-name="T12"> valor especificado.</text:span></text:p>
        </text:list-item>
        <text:list-item>
          <text:p text:style-name="P58"><text:span text:style-name="T74">{ </text:span><text:span text:style-name="T72">$lt:“</text:span><text:span text:style-name="T73">number” </text:span><text:span text:style-name="T74">}</text:span><text:span text:style-name="T73">:</text:span><text:span text:style-name="T72"> <text:s/></text:span><text:span text:style-name="T12">Coincide con valores que son menores que </text:span><text:span text:style-name="T13">el</text:span><text:span text:style-name="T12"> valor especificado.</text:span></text:p>
        </text:list-item>
        <text:list-item>
          <text:p text:style-name="P85"><text:span text:style-name="T74">{ </text:span><text:span text:style-name="T72">$lte:“</text:span><text:span text:style-name="T73">number” </text:span><text:span text:style-name="T74">}</text:span><text:span text:style-name="T73">:</text:span><text:span text:style-name="T72"> <text:s/></text:span><text:span text:style-name="T12">Coincide con valores que son menores o iguales a </text:span><text:span text:style-name="T13">el</text:span><text:span text:style-name="T12"> valor especificado.</text:span></text:p>
        </text:list-item>
      </text:list>
      <text:p text:style-name="P17"/>
      <text:p text:style-name="_2a_textoCuerpo_5f_enumeracion_5f_cabecera"><text:soft-page-break/><text:span text:style-name="T67">–</text:span><text:span text:style-name="T2"><text:tab/></text:span><text:span text:style-name="T14">Operadores lógicos:</text:span></text:p>
      <text:list xml:id="list3805081257" text:style-name="L12">
        <text:list-item>
          <text:p text:style-name="P59"><text:span text:style-name="T67">{ $and: [document] }:</text:span><text:span text:style-name="T2"> Aplica </text:span><text:span text:style-name="T16">la operación</text:span><text:span text:style-name="T2"> AND al resultado de todos los documentos indicados en el array, </text:span><text:span text:style-name="T15">los cuales pueden ser documentos de operadores.</text:span></text:p>
        </text:list-item>
        <text:list-item>
          <text:p text:style-name="P86"><text:span text:style-name="T75">{ $</text:span><text:span text:style-name="T96">or</text:span><text:span text:style-name="T75">: [document] }: </text:span><text:span text:style-name="T15">Aplica </text:span><text:span text:style-name="T16">la operación OR</text:span><text:span text:style-name="T15"> al resultado de todos los documentos indicados en el array, los cuales pueden ser documentos de operadores.</text:span></text:p>
        </text:list-item>
      </text:list>
      <text:p text:style-name="_2a_TextoCuerpo"/>
      <text:p text:style-name="P14"><text:span text:style-name="T67">–<text:tab/></text:span><text:span text:style-name="T122">Operadores de evaluación:</text:span></text:p>
      <text:list xml:id="list1547934474" text:style-name="L13">
        <text:list-item>
          <text:p text:style-name="P87">{ $expr: &lt;<text:span text:style-name="T123">consult&gt; }:</text:span><text:span text:style-name="T18"> Permite el uso de expresiones de agregación dentro de la consulta. Las expresiones de agregación nos permite acceder a los campos que componen los documentos mediante al especificación “$nombreCampo”</text:span></text:p>
        </text:list-item>
      </text:list>
      <text:p text:style-name="_2a_TextoCuerpo"/>
      <text:p text:style-name="P13">–<text:span text:style-name="T2"><text:tab/></text:span><text:span text:style-name="T17">Operadores de elementos:</text:span></text:p>
      <text:list xml:id="list620393682" text:style-name="L14">
        <text:list-item>
          <text:p text:style-name="P88"><text:span text:style-name="T67">{ $exists: Boolean }: </text:span><text:span text:style-name="T2">Cuando es true, coincide con aquellos documentos para los cuales existe el campo sobre el que se aplica el operador, aunque este sea null. En el caso de ser false, coincidiría con aquellos para los cuales no existiese dicho campo.</text:span></text:p>
        </text:list-item>
      </text:list>
      <text:p text:style-name="_2a_textoCuerpo_5f_enumeracion_5f_cabecera">–<text:span text:style-name="T2"><text:tab/></text:span><text:span text:style-name="T20">Operadores de arrays:</text:span></text:p>
      <text:list xml:id="list1186474715" text:style-name="L15">
        <text:list-item>
          <text:p text:style-name="P89"><text:span text:style-name="T67">{ $all: [value] }: </text:span><text:span text:style-name="T2">Coincide con aquel array que contenga al menos todos los elementos especificados como parámetros.</text:span></text:p>
        </text:list-item>
      </text:list>
      <text:p text:style-name="_2a_TextoCuerpo"/>
      <text:p text:style-name="_2a_textoCuerpo_5f_enumeracion_5f_cabecera">–<text:span text:style-name="T2"><text:tab/></text:span><text:span text:style-name="T24">Operadores de actualización:</text:span></text:p>
      <text:list xml:id="list1536838676" text:style-name="L16">
        <text:list-item>
          <text:p text:style-name="P60"><text:span text:style-name="T67">{ $set: { [ field: value ] } }:</text:span><text:span text:style-name="T2"> Reemplaza los campos especificados como parámetros por los respectivos valores indicados.</text:span></text:p>
        </text:list-item>
        <text:list-item>
          <text:p text:style-name="P90"><text:span text:style-name="T67">{ $</text:span><text:span text:style-name="T90">inc</text:span><text:span text:style-name="T67">: { [ field: </text:span><text:span text:style-name="T89">number</text:span><text:span text:style-name="T67"> </text:span><text:span text:style-name="T93">}</text:span><text:span text:style-name="T67"> }:</text:span><text:span text:style-name="T2"> </text:span><text:span text:style-name="T43">Incrementa el valor numérico de </text:span><text:span text:style-name="T44">los campos</text:span><text:span text:style-name="T43"> especificado</text:span><text:span text:style-name="T44">s</text:span><text:span text:style-name="T43"> tantas veces como el valor </text:span><text:span text:style-name="T44">indicado</text:span><text:span text:style-name="T43"> </text:span><text:span text:style-name="T44">para cada uno de</text:span><text:span text:style-name="T43"> dicho</text:span><text:span text:style-name="T44">s</text:span><text:span text:style-name="T43"> campo.</text:span></text:p>
        </text:list-item>
      </text:list>
      <text:p text:style-name="P17"/>
      <text:p text:style-name="_2a_textoCuerpo_5f_enumeracion_5f_cabecera">–<text:span text:style-name="T2"><text:tab/></text:span><text:span text:style-name="T28">Operadores de agregación </text:span><text:span text:style-name="T31">se utilizan dentro del método de colección </text:span><text:span text:style-name="T107">agregate</text:span><text:span text:style-name="T31">. Algunos son:</text:span></text:p>
      <text:list xml:id="list116146149" text:style-name="L17">
        <text:list-item>
          <text:p text:style-name="P39">{ $group: { <text:span text:style-name="T143">[</text:span>_<text:span text:style-name="T143">id</text:span><text:span text:style-name="T129">: expresion</text:span><text:span text:style-name="T138">, </text:span><text:span text:style-name="T143">value: expresion, ...</text:span><text:span text:style-name="T129"> </text:span><text:span text:style-name="T143">] }</text:span> }: <text:span text:style-name="T2">Separa los documentos en grupos de acuerdo con la clave _</text:span><text:span text:style-name="T49">id</text:span><text:span text:style-name="T2"> como parámetro. </text:span><text:span text:style-name="T29">La</text:span><text:span text:style-name="T2"> clave puede ser un campo, grupo de campos o el resultado de una expresión. </text:span><text:span text:style-name="T49">Podemos crear más campos cuyos valores sean el resultado de operar con todos los documentos agrupados mediante el uso de operadores.</text:span></text:p>
        </text:list-item>
        <text:list-item>
          <text:p text:style-name="P40">{ $sum: &lt;expresion&gt; }:<text:span text:style-name="T2"> Calcula y retorna la suma colectiva de los valores numéricos filtrados según la expresión indicada como parámetro, ignorando los no numéricos. </text:span></text:p>
        </text:list-item>
        <text:list-item>
          <text:p text:style-name="P40">{ $avg: &lt;expresion&gt; }: <text:span text:style-name="T2">Calcula y retorna el valor medio colectivo de los valores numéricos filtrados según la expresión indicada como parámetro, ignorando los no numéricos. </text:span></text:p>
        </text:list-item>
        <text:list-item>
          <text:p text:style-name="P40">{ $addToSet: &lt;expresion&gt; }:<text:span text:style-name="T2"> Devuelve un array con todos los valores únicos resultantes de aplicar la expresión indicada como parámetro al grupo de documentos. No se determina el orden de dichos documentos.</text:span></text:p>
        </text:list-item>
        <text:list-item>
          <text:p text:style-name="P62"><text:span text:style-name="T83">{ $</text:span><text:span text:style-name="T84">push</text:span><text:span text:style-name="T83">: &lt;expresion&gt; }: </text:span><text:span text:style-name="T29">Devuelve un array con todos los valores resultantes de aplicar la expresión al grupo de documentos.</text:span></text:p>
        </text:list-item>
        <text:list-item>
          <text:p text:style-name="P61"><text:soft-page-break/><text:span text:style-name="T83">{ $</text:span><text:span text:style-name="T84">unwind</text:span><text:span text:style-name="T83">: &lt;expresion&gt; }:</text:span><text:span text:style-name="T29"> </text:span><text:span text:style-name="T30">Desglosa todos los valores existente para el campo indicado como parámetro (el cual suele ser un array) y crea un documento por cada uno de dichos valores. Los campos restantes de los documentos creados son completados con los respectivos valores que el documento original contiene.</text:span></text:p>
        </text:list-item>
        <text:list-item>
          <text:p text:style-name="P41"><text:span text:style-name="T130">{ $</text:span><text:span text:style-name="T127">max</text:span><text:span text:style-name="T130">: &lt;expresion&gt; }:</text:span><text:span text:style-name="T29"> </text:span><text:span text:style-name="T30">Retorna el valor máximo entre todos los valores resultantes de aplicar la expresión indicada como parámetro.</text:span></text:p>
        </text:list-item>
        <text:list-item>
          <text:p text:style-name="P41"><text:span text:style-name="T130">{ $</text:span><text:span text:style-name="T127">max</text:span><text:span text:style-name="T130">: &lt;expresion&gt; }: </text:span><text:span text:style-name="T30">Retorna el valor mínimo entre todos los valores resultantes de aplicar la expresión indicada como parámetro.</text:span></text:p>
        </text:list-item>
        <text:list-item>
          <text:p text:style-name="P42"><text:span text:style-name="T130">{ $</text:span><text:span text:style-name="T127">project</text:span><text:span text:style-name="T130">: &lt;expresion&gt; }:</text:span><text:span text:style-name="T31"> Genera documentos compuestos por los campos indicados dentro de la expresión pasada como parámetro.</text:span></text:p>
        </text:list-item>
        <text:list-item>
          <text:p text:style-name="P43"><text:span text:style-name="T130">{ $</text:span><text:span text:style-name="T131">macht</text:span><text:span text:style-name="T130">: &lt;expresion&gt; }:</text:span><text:span text:style-name="T29"> </text:span><text:span text:style-name="T32">Filtra los documentos dejando pasar únicamente aquellos especificados en la expresión indicada como parámetro.</text:span></text:p>
        </text:list-item>
        <text:list-item>
          <text:p text:style-name="P44"><text:span text:style-name="T130">{ $</text:span><text:span text:style-name="T127">first</text:span><text:span text:style-name="T130">: &lt;expresion&gt; }: </text:span><text:span text:style-name="T33">Retorna el valor resultante de aplicar la expresión indicada como parámetro al primero documento del grupo. Solo tiene sentido utilizarlo cuando los documentos se encuentran en un orden definido.</text:span></text:p>
        </text:list-item>
        <text:list-item>
          <text:p text:style-name="P63"><text:span text:style-name="T83">{ $</text:span><text:span text:style-name="T85">last</text:span><text:span text:style-name="T83">: &lt;expresion&gt; }: </text:span><text:span text:style-name="T33">Retorna el valor resultante de aplicar la expresión indicada como parámetro al último documento del grupo. Solo tiene sentido utilizarlo cuando los documentos se encuentran en un orden definido.</text:span></text:p>
        </text:list-item>
        <text:list-item>
          <text:p text:style-name="P63"><text:span text:style-name="T83">{ $</text:span><text:span text:style-name="T86">sort</text:span><text:span text:style-name="T83">: &lt;expresion&gt; }:</text:span><text:span text:style-name="T29"> </text:span><text:span text:style-name="T33">Ordena los documentos de entrada conforme a la expresión indicada como parámetro. Esta expresión es de la forma: {field_1: value, fiel</text:span><text:span text:style-name="T34">d</text:span><text:span text:style-name="T33">_2: value}, </text:span><text:span text:style-name="T34">donde se ordenará de forma jerárquica respecto a los distintos campos indicados y donde el valor puede ser:</text:span></text:p>
          <text:list>
            <text:list-item>
              <text:p text:style-name="P101"><text:span text:style-name="T67">1: </text:span><text:span text:style-name="T2">Ordenación ascendente.</text:span></text:p>
            </text:list-item>
            <text:list-item>
              <text:p text:style-name="P101"><text:span text:style-name="T67">-1: </text:span><text:span text:style-name="T2">Ordenac</text:span><text:span text:style-name="T35">i</text:span><text:span text:style-name="T2">ón descendente.</text:span></text:p>
            </text:list-item>
          </text:list>
        </text:list-item>
        <text:list-item>
          <text:p text:style-name="P64"><text:span text:style-name="T83">{ $</text:span><text:span text:style-name="T105">limit</text:span><text:span text:style-name="T83">: </text:span><text:span text:style-name="T86">number</text:span><text:span text:style-name="T83"> }:</text:span><text:span text:style-name="T6"> Limita </text:span><text:span text:style-name="T7">el número de</text:span><text:span text:style-name="T6"> documentos devueltos por </text:span><text:span text:style-name="T35">la agregación</text:span><text:span text:style-name="T6"> a tantos como los indicados </text:span><text:span text:style-name="T7">como parámetro. </text:span><text:span text:style-name="T35">Siempre se usa en combinación con el operador $short.</text:span></text:p>
        </text:list-item>
        <text:list-item>
          <text:p text:style-name="P45"><text:span text:style-name="T130">{ $</text:span><text:span text:style-name="T133">skip</text:span><text:span text:style-name="T130">: </text:span><text:span text:style-name="T134">number</text:span><text:span text:style-name="T130"> }:</text:span><text:span text:style-name="T6"> Realiza un salto en los documentos devueltos por </text:span><text:span text:style-name="T35">la agregación</text:span><text:span text:style-name="T6"> </text:span><text:span text:style-name="T7">de la longitud indicada como parámetro. </text:span><text:span text:style-name="T35">Siempre se usa en combinación con el operador $short.</text:span></text:p>
        </text:list-item>
        <text:list-item>
          <text:p text:style-name="P46"><text:span text:style-name="T130">{ $</text:span><text:span text:style-name="T132">out</text:span><text:span text:style-name="T130">: </text:span><text:span text:style-name="T134">value</text:span><text:span text:style-name="T130"> }:</text:span><text:span text:style-name="T29"> </text:span><text:span text:style-name="T35">Toma todos los elementos devueltos por la agregación y los retorna juntos en una colección, donde el valor pasado por parámetro será el nombre de la misma.</text:span></text:p>
        </text:list-item>
        <text:list-item>
          <text:p text:style-name="P47">{ $bucket: {</text:p>
        </text:list-item>
      </text:list>
      <text:p text:style-name="P20"><text:tab/><text:tab/>groupBy: expression,</text:p>
      <text:p text:style-name="P20"><text:tab/><text:tab/>boundaries: [ lowerbound1, lowerbound2, ... ],</text:p>
      <text:p text:style-name="P20"><text:tab/><text:tab/>default: literal,</text:p>
      <text:p text:style-name="P20"><text:tab/><text:tab/>output: { <text:span text:style-name="T144">[ </text:span>output1: {&lt;$accumulator expression&gt;} <text:span text:style-name="T144">]</text:span> }</text:p>
      <text:p text:style-name="P21"><text:span text:style-name="T94"><text:s text:c="3"/><text:tab/>} }: </text:span><text:span text:style-name="T66">Agrupa los documentos en intervalos según la clave indicada como parámetro:</text:span></text:p>
      <text:list xml:id="list2952919087" text:style-name="L18">
        <text:list-item>
          <text:list>
            <text:list-item>
              <text:p text:style-name="P102"><text:span text:style-name="T67">groupBy:</text:span><text:span text:style-name="T2"> </text:span><text:span text:style-name="T50">E</text:span><text:span text:style-name="T2">specifica la clave por la que queremos agrupar </text:span><text:span text:style-name="T50">la agrupación.</text:span></text:p>
            </text:list-item>
            <text:list-item>
              <text:p text:style-name="P102"><text:span text:style-name="T95">B</text:span><text:span text:style-name="T67">oundaries:</text:span><text:span text:style-name="T2"> </text:span><text:span text:style-name="T54">A</text:span><text:span text:style-name="T2">rray</text:span> que indica los límites por los que agrupar.</text:p>
            </text:list-item>
            <text:list-item>
              <text:p text:style-name="P102"><text:span text:style-name="T67">default?: </text:span>Nombre del grupo en el que se incluirán los valores que no encajen.</text:p>
            </text:list-item>
            <text:list-item>
              <text:p text:style-name="P102"><text:span text:style-name="T95">o</text:span><text:span text:style-name="T67">utput: </text:span><text:span text:style-name="T50">C</text:span><text:span text:style-name="T2">laves</text:span> a incluir en la salida, si no se <text:span text:style-name="T145">especifica</text:span> ninguna se incluirá por defecto <text:span text:style-name="T145">una suma de los respectivos elementos agrupados en cada colección.</text:span></text:p>
            </text:list-item>
          </text:list>
        </text:list-item>
        <text:list-item>
          <text:p text:style-name="P48">{ $bucket<text:span text:style-name="T146">Auto: {} }:</text:span><text:span text:style-name="T51"> Igual que $bucket pero sin definir el límite de los intervalos que queremos crear. </text:span><text:span text:style-name="T52">E</text:span><text:span text:style-name="T51">xpresamos cuantos intervalos queremos mediante buckets:”number” </text:span><text:span text:style-name="T52">y mongo lo organiza.</text:span></text:p>
        </text:list-item>
        <text:list-item>
          <text:p text:style-name="P49"><text:span text:style-name="T147">{ $</text:span><text:span text:style-name="T148">facet</text:span><text:span text:style-name="T146">: { </text:span><text:span text:style-name="T148">[ outField</text:span><text:span text:style-name="T146">:</text:span><text:span text:style-name="T148">[&lt;expresion&gt;] ] </text:span><text:span text:style-name="T146">}:</text:span><text:span text:style-name="T51"> </text:span><text:span text:style-name="T53">Permite agrupar múltiples etapas de ejecución en una misma etapa.</text:span></text:p>
        </text:list-item>
      </text:list>
      <text:p text:style-name="P4"><text:bookmark-start text:name="__RefHeading___Toc927_2151300008"/>2º La biblioteca Pymongo<text:bookmark-end text:name="__RefHeading___Toc927_2151300008"/></text:p>
      <text:list xml:id="list3513266560" text:style-name="L19">
        <text:list-item>
          <text:p text:style-name="P66"><text:span text:style-name="T67">insert_one(document, ...):</text:span><text:span text:style-name="T2"> </text:span><text:span text:style-name="T37">Inserta un documento nuevo en la colección. </text:span><text:span text:style-name="T41">Devuelve el _id del documento insertado.</text:span></text:p>
        </text:list-item>
        <text:list-item>
          <text:p text:style-name="P65"><text:span text:style-name="T67">insert_many(documents, ordered=True, ...):</text:span> Inserta una lista de documentos. <text:span text:style-name="T137">Devuelve una lista con todos los _id de los documentos insertados.</text:span></text:p>
        </text:list-item>
        <text:list-item>
          <text:p text:style-name="P65"><text:span text:style-name="T67">replace_one(filter, replacement, upsert=False, ...): </text:span><text:span text:style-name="T38">Reemplaza el primer documento que coincide con el filtro especificado por parámetro. </text:span><text:span text:style-name="T42">El flag upsert indica que si el dato a modificar no se encuentra, se insertará uno nuevo con las especificaciones de la modificación.</text:span></text:p>
        </text:list-item>
        <text:list-item>
          <text:p text:style-name="P66"><text:span text:style-name="T88">replace_many(filter, replacement, upsert=False, ...): </text:span><text:span text:style-name="T38">Reemplaza uno o más documentos que coinciden con el filtro especificado por parámetro. </text:span><text:span text:style-name="T42">El flag upsert indica que si el dato a modificar no se encuentra, se insertará uno nuevo con las especificaciones de la modificación.</text:span></text:p>
        </text:list-item>
        <text:list-item>
          <text:p text:style-name="P67"><text:span text:style-name="T67">update_one(filter, update, upsert=False, …): </text:span><text:span text:style-name="T38">Actualiza el primer documento que coincide con el filtro especificado por parámetro.</text:span></text:p>
        </text:list-item>
        <text:list-item>
          <text:p text:style-name="P67"><text:span text:style-name="T67">update_many(filter, update, upsert=False, ...): </text:span><text:span text:style-name="T38">Actualiza uno o más documentos que coinciden con el filtro especificado por parámetro.</text:span></text:p>
        </text:list-item>
        <text:list-item>
          <text:p text:style-name="P65"><text:span text:style-name="T67">delete_one(filter, ...): </text:span><text:span text:style-name="T38">Elimina el primer documento que coincide con el filtro especificado por parámetro.</text:span></text:p>
        </text:list-item>
        <text:list-item>
          <text:p text:style-name="P67"><text:span text:style-name="T67">delete_many(filter, ...): </text:span><text:span text:style-name="T38">Elimina uno o más documentos que coinciden con el filtro especificado por parámetro.</text:span></text:p>
        </text:list-item>
        <text:list-item>
          <text:p text:style-name="P65"><text:span text:style-name="T67">bulk_write(requests, ordered=True, ...): </text:span><text:span text:style-name="T39">Envía un lote de operaciones de escritura al servidor.</text:span></text:p>
        </text:list-item>
        <text:list-item>
          <text:p text:style-name="P50"><text:span text:style-name="T141">create_index( [( </text:span><text:span text:style-name="T142">field</text:span><text:span text:style-name="T141">, pymongo.”</text:span><text:span text:style-name="T142">option” </text:span><text:span text:style-name="T141">)], unique=False):</text:span><text:span text:style-name="T39"> </text:span><text:span text:style-name="T47">Crea un nuevo índic</text:span><text:span text:style-name="T48">e asociado al campo indicado de la colección.</text:span></text:p>
        </text:list-item>
      </text:list>
      <text:p text:style-name="P5"><text:bookmark-start text:name="__RefHeading___Toc1638_1628059721"/>3º Neo4j y Cypher<text:bookmark-end text:name="__RefHeading___Toc1638_1628059721"/></text:p>
      <text:p text:style-name="P23"><text:bookmark-start text:name="__RefHeading___Toc1646_1628059721"/>3.1 <text:span text:style-name="T158">Definición</text:span> de entidades <text:span text:style-name="T151">mediante Cyper</text:span><text:bookmark-end text:name="__RefHeading___Toc1646_1628059721"/></text:p>
      <text:p text:style-name="P19">( “VARIABLE”: [“Etiqueta] { [“Propiedad”: “valor”] } )</text:p>
      <text:p text:style-name="_2a_textoCuerpo_5f_enumeracion_5f_cabecera"><text:span text:style-name="T55"><text:tab/>Los nodos representan un conjunto de valores equivalente a una tupla de bases de datos relacionales, los cuales se definen mediante propiedades. Estos nodos están identificador mediante una variable y ser o no de un determinado tipo o tipos. </text:span><text:span text:style-name="T56">Estructura de un nodo:</text:span></text:p>
      <text:list xml:id="list910913059" text:style-name="L20">
        <text:list-item>
          <text:p text:style-name="P69"><text:span text:style-name="T97">Variable:</text:span><text:span text:style-name="T55"> Valor con el que identificaremos al nodo.</text:span></text:p>
        </text:list-item>
        <text:list-item>
          <text:p text:style-name="P68"><text:span text:style-name="T97">Etiqueta:</text:span><text:span text:style-name="T55"> Asigna un determinado tipo al nodo que estamos representando. Un mismo nodo puede tener asignadas varias etiquetas (estas no están vinculadas a ningún valor).</text:span></text:p>
        </text:list-item>
        <text:list-item>
          <text:p text:style-name="P91"><text:span text:style-name="T67">Propiedad:</text:span><text:span text:style-name="T2"> </text:span><text:span text:style-name="T55">Valores asociados al nodo, equivalentes a las columnas de una tupla en bases de datos relacionales. Un nodo puede tener asociados una cantidad indeterminada de propiedades.</text:span></text:p>
        </text:list-item>
      </text:list>
      <text:p text:style-name="P105"/>
      <text:p text:style-name="P19"><text:span text:style-name="T150">(Origen) - [</text:span><text:span text:style-name="T149"> “VARIABLE”: [“Etiqueta] { [“Propiedad”: “valor”] } -&gt; </text:span><text:span text:style-name="T150">(Destino)</text:span></text:p>
      <text:p text:style-name="P15"><text:tab/>Las relaciones son entidades que definen una relación lineal y unidireccional entre dos nodos concretos, las cuales, al igual que los nodos, están identificadas por una variable, ser de uno o varios tipos y tener definidas una serie de propiedades. Estructura de un relación:</text:p>
      <text:list xml:id="list1915291639" text:style-name="L21">
        <text:list-item>
          <text:p text:style-name="P51">Origen:<text:span text:style-name="T2"> Nodo desde el cual se establece la relación. La definición de este puede contener todas las características de la definición de un nodo de forma individual.</text:span></text:p>
        </text:list-item>
        <text:list-item>
          <text:p text:style-name="P51">Destino: <text:span text:style-name="T2">Nodo hasta el cual se establece la relación. La definición de este puede contener todas las características de la definición de un nodo de forma individual.</text:span></text:p>
        </text:list-item>
        <text:list-item>
          <text:p text:style-name="P70"><text:span text:style-name="T97">Variable:</text:span><text:span text:style-name="T55"> Valor con el que identificaremos </text:span><text:span text:style-name="T56">la relación</text:span><text:span text:style-name="T55">.</text:span></text:p>
        </text:list-item>
        <text:list-item>
          <text:p text:style-name="P70"><text:span text:style-name="T97">Etiqueta:</text:span><text:span text:style-name="T55"> Asigna un determinado tipo a </text:span><text:span text:style-name="T56">la relación</text:span><text:span text:style-name="T55"> que estamos representando. Un</text:span><text:span text:style-name="T56">a misma</text:span><text:span text:style-name="T55"> </text:span><text:span text:style-name="T56">relación</text:span><text:span text:style-name="T55"> puede tener asignadas varias etiquetas (estas no están vinculadas a ningún valor).</text:span></text:p>
        </text:list-item>
        <text:list-item>
          <text:p text:style-name="P92"><text:span text:style-name="T67">Propiedad: </text:span><text:span text:style-name="T55">Valores asociados a </text:span><text:span text:style-name="T56">la relación. </text:span><text:span text:style-name="T55">U</text:span><text:span text:style-name="T56">na relación </text:span><text:span text:style-name="T55">nodo puede tener asociados una cantidad indeterminada de propiedades.</text:span></text:p>
        </text:list-item>
      </text:list>
      <text:p text:style-name="P97"/>
      <text:p text:style-name="P18"><text:span text:style-name="T158">P = </text:span><text:span text:style-name="T150">(Origen) - [</text:span><text:span text:style-name="T149"> “VARIABLE”: [“Etiqueta] { [“Propiedad”: “valor”] } -&gt; </text:span><text:span text:style-name="T150">(Destino)</text:span></text:p>
      <text:p text:style-name="_2a_textoCuerpo_5f_enumeracion_5f_cabecera"><text:tab/>Los caminos son un conjunto de relaciones que unen un determinado nodo origen con un destino concreto, los cuales son especificados en la definición del mismo. La definición de los caminos es muy similar a la de las relaciones, de modo que podemos expresar los mismos campos que cuando definimos una de estas.</text:p>
      <text:list xml:id="list1997004730" text:style-name="L22">
        <text:list-item>
          <text:p text:style-name="P71"><text:span text:style-name="T67">P: </text:span><text:span text:style-name="T2">Se refiere al nombre que daremos al camino. Este campo es la diferencia entre definir una relación y un camino.</text:span></text:p>
        </text:list-item>
        <text:list-item>
          <text:p text:style-name="P71"><text:span text:style-name="T67">Origen: </text:span><text:span text:style-name="T2">Nodo desde el cual se establece la relación. La definición de este puede contener todas las características de la definición de un nodo de forma individual.</text:span></text:p>
        </text:list-item>
        <text:list-item>
          <text:p text:style-name="P106"><text:span text:style-name="T67">Destino: </text:span><text:span text:style-name="T2">Nodo hasta el cual se establece la relación. La definición de este puede contener todas las características de la definición de un nodo de forma individual.</text:span></text:p>
        </text:list-item>
      </text:list>
      <text:p text:style-name="P24"><text:bookmark-start text:name="__RefHeading___Toc1644_1628059721"/><text:soft-page-break/>3.2 <text:span text:style-name="T159">Operaciones</text:span> <text:span text:style-name="T159">sobre </text:span>la base de datos mediante Cypher<text:bookmark-end text:name="__RefHeading___Toc1644_1628059721"/></text:p>
      <text:p text:style-name="_2a_TextoCuerpo"><text:span text:style-name="T67">–<text:tab/>CREATE: Nodo</text:span><text:span text:style-name="T153">1</text:span><text:span text:style-name="T67">, … , Nodo</text:span><text:span text:style-name="T153">N</text:span><text:span text:style-name="T157">, Relacion</text:span><text:span text:style-name="T153">1</text:span><text:span text:style-name="T157">, … Relacion</text:span><text:span text:style-name="T153">N</text:span><text:span text:style-name="T67"> </text:span><text:span text:style-name="T2">Operación que introduce en la base de datos aquellos nodos y relaciones expresadas como parámetro.</text:span></text:p>
      <text:p text:style-name="P29"/>
      <text:p text:style-name="_2a_textoCuerpo_5f_enumeracion_5f_cabecera"><text:span text:style-name="T67">–<text:tab/>MERGE: Nodo</text:span><text:span text:style-name="T152">1</text:span><text:span text:style-name="T67">, … , Nodo</text:span><text:span text:style-name="T152">N</text:span><text:span text:style-name="T156">, Relacion</text:span><text:span text:style-name="T152">1</text:span><text:span text:style-name="T156">, … Relacion</text:span><text:span text:style-name="T152">N</text:span><text:span text:style-name="T156">: </text:span><text:span text:style-name="T154">Introduce en la base de datos los nodos y relaciones indicados como parámetros pero sin producir duplicados de aquellos ya existentes. </text:span><text:span text:style-name="T155">Se pueden agregar los siguientes parámetros:</text:span></text:p>
      <text:list xml:id="list1416202641" text:style-name="L23">
        <text:list-item>
          <text:p text:style-name="P52">ON CREATE SET &lt;expresion&gt;?:<text:span text:style-name="T2"> Ejecuta la expresión indicada como parámetro en el caso de que el elemento </text:span><text:span text:style-name="T61">se</text:span><text:span text:style-name="T2"> </text:span><text:span text:style-name="T61">introduzca</text:span><text:span text:style-name="T2"> con éxito </text:span><text:span text:style-name="T61">en la base de datos (no exista previamente).</text:span></text:p>
        </text:list-item>
        <text:list-item>
          <text:p text:style-name="P93"><text:span text:style-name="T67">ON MATCH SET &lt;expresion&gt;?:</text:span> <text:span text:style-name="T2">Ejecuta la expresión indicada como parámetro en el caso de que el elemento </text:span><text:span text:style-name="T57">ya se encontrara previamente registrado en la base de datos, por lo cual no se ha podido introducir de nuevo.</text:span></text:p>
        </text:list-item>
      </text:list>
      <text:p text:style-name="_2a_TextoCuerpo"/>
      <text:p text:style-name="_2a_textoCuerpo_5f_enumeracion_5f_cabecera"><text:span text:style-name="T67">–<text:tab/></text:span><text:span text:style-name="T98">RETURN &lt;value&gt;: </text:span><text:span text:style-name="T58">Retorna el valor introducido como parámetro. Se puede utilizar junto a varios atributos opcionales para modificar su comportamiento.</text:span></text:p>
      <text:list xml:id="list1930999159" text:style-name="L24">
        <text:list-item>
          <text:p text:style-name="P72"><text:span text:style-name="T67">SKIP &lt;number&gt;?: </text:span><text:span text:style-name="T2">Realiza un salto en los datos mostrados de tantos resultados como el valor especificado por parámetro.</text:span></text:p>
        </text:list-item>
        <text:list-item>
          <text:p text:style-name="P72"><text:span text:style-name="T67">LIMIT &lt;number&gt;?:</text:span><text:span text:style-name="T2"> Limita el número de resultados mostrados al valor indicado por parámetro.</text:span></text:p>
        </text:list-item>
        <text:list-item>
          <text:p text:style-name="P94"><text:span text:style-name="T67">ORDER BY &lt;ASC | DESC&gt;?:</text:span><text:span text:style-name="T2"> Ordena los parámetros devueltos por orden ascendente o descendente según el valor indicado como parámetro.</text:span></text:p>
        </text:list-item>
      </text:list>
      <text:p text:style-name="_2a_TextoCuerpo"/>
      <text:p text:style-name="_2a_textoCuerpo_5f_enumeracion_5f_cabecera"><text:span text:style-name="T98">–<text:tab/>MATCH &lt;</text:span><text:span text:style-name="T99">selecction</text:span><text:span text:style-name="T98">&gt;, </text:span><text:span text:style-name="T99">RETURN &lt;value&gt;: </text:span><text:span text:style-name="T59">Realiza una consulta a base de datos en búsqueda de los elementos que cumplen la selección indicada como parámetro y devuelve los datos indicados en la clausula Return. Se pueden utilizar los siguientes atributos opcionales indicados entre las clausulas MATCH y RETURN:</text:span></text:p>
      <text:list xml:id="list822464976" text:style-name="L25">
        <text:list-item>
          <text:p text:style-name="P73"><text:span text:style-name="T67">WHERE &lt;expresion&gt;?: </text:span><text:span text:style-name="T2">Incluye una expresión que filtra los documentos seleccionados por la clausula MATCH. La expresión acepta una gran cantidad de operadores.</text:span></text:p>
        </text:list-item>
        <text:list-item>
          <text:p text:style-name="P73"><text:span text:style-name="T67">OPTIONAL MATCH &lt;</text:span><text:span text:style-name="T100">expresion&gt;?: </text:span><text:span text:style-name="T60">Permite realizar una segunda operación MATCH dentro de la primera, la cual puede tener todos los parámetros opcionales requeridos por el usuario. Es equivalente a realizar la operación </text:span><text:span text:style-name="T108">outer join</text:span><text:span text:style-name="T111"> en SQL.</text:span></text:p>
        </text:list-item>
        <text:list-item>
          <text:p text:style-name="P73"><text:span text:style-name="T116">W</text:span><text:span text:style-name="T115">ITH &lt;ORDER BY | SKIP | LIMIT&gt;?: </text:span><text:span text:style-name="T112">Permite realizar consultas MATCH agregadas, las cuales recibirán como entrada el tratamiento que realiza la operación WITH a la salida del MATCH que le precede.</text:span></text:p>
        </text:list-item>
        <text:list-item>
          <text:p text:style-name="P73"><text:span text:style-name="T117">S</text:span><text:span text:style-name="T118">ET?:</text:span><text:span text:style-name="T113">Clausula que permite modificar una propiedad de los datos devueltos por la consulta MATCH. En el caso de querer eliminar ducha propiedad, debemos insertar en ella el valor NULL.</text:span></text:p>
        </text:list-item>
        <text:list-item>
          <text:p text:style-name="P73"><text:span text:style-name="T118">[</text:span><text:span text:style-name="T115">EXPLAIN]:</text:span><text:span text:style-name="T109"> Muestra gráficamente los pasos seguidos para desarrollar la consulta MATCH.</text:span></text:p>
        </text:list-item>
        <text:list-item>
          <text:p text:style-name="P74"><text:span text:style-name="T118">[</text:span><text:span text:style-name="T119">PROFILE</text:span><text:span text:style-name="T115">]:</text:span><text:span text:style-name="T109"> Muestra gráficamente los pasos seguidos para desarrollar la consulta MATCH </text:span><text:span text:style-name="T114">pero con un mayor número de detalles respecto a las acciones realizadas en los mismos.</text:span></text:p>
        </text:list-item>
      </text:list>
      <text:p text:style-name="_2a_TextoCuerpo"/>
      <text:p text:style-name="_2a_textoCuerpo_5f_enumeracion_5f_cabecera"><text:soft-page-break/>–<text:span text:style-name="T2"><text:tab/></text:span><text:span text:style-name="T101">DELETE &lt;selection&gt;: </text:span><text:span text:style-name="T61">Eliminamos el elemento seleccionado de la base de datos, el cual puede ser tanto nodos como relaciones. No podremos eliminar nodos que formen parte de alguna relación, por lo que deberemos eliminar estas antes.</text:span></text:p>
      <text:list xml:id="list2544175614" text:style-name="L26">
        <text:list-item>
          <text:p text:style-name="P95"><text:span text:style-name="T102">[</text:span><text:span text:style-name="T67">DETACH</text:span><text:span text:style-name="T102">]</text:span><text:span text:style-name="T67">:</text:span><text:span text:style-name="T2"> Palabra clave indicada antes de la instrucción que elimina aquellas relaciones que formen parte del nodo indicado a eliminar.</text:span></text:p>
        </text:list-item>
      </text:list>
      <text:p text:style-name="_2a_TextoCuerpo"/>
      <text:p text:style-name="_2a_textoCuerpo_5f_enumeracion_5f_cabecera"><text:span text:style-name="T67">–</text:span><text:span text:style-name="T2"><text:tab/></text:span><text:span text:style-name="T102">CREATE INDEX ON &lt;selection&gt;: </text:span><text:span text:style-name="T62">Genera un índice sobre la selección de datos indicados como parámetro. Los índices mejoran el acceso de las consultas pero retrasan la inserción y modificación de los datos.</text:span></text:p>
      <text:p text:style-name="_2a_TextoCuerpo"/>
      <text:p text:style-name="P16"><text:span text:style-name="T67">–</text:span><text:span text:style-name="T2"><text:tab/></text:span><text:span text:style-name="T103">DROP INDEX ON &lt;selection&gt;:</text:span><text:span text:style-name="T63"> Elimina el índice existente sobre </text:span><text:span text:style-name="T62"><text:s/>la selección de datos indicados como parámetro.</text:span></text:p>
      <text:p text:style-name="P25"><text:bookmark-start text:name="__RefHeading___Toc1642_1628059721"/>3.3 Operaciones de agregación<text:bookmark-end text:name="__RefHeading___Toc1642_1628059721"/></text:p>
      <text:list xml:id="list2404820963" text:style-name="L27">
        <text:list-item>
          <text:p text:style-name="P75"><text:span text:style-name="T67">COUNT: </text:span><text:span text:style-name="T2">Retorna el número de elementos devuelto por la consulta MATCH.</text:span></text:p>
        </text:list-item>
        <text:list-item>
          <text:p text:style-name="P75"><text:span text:style-name="T67">MAX: </text:span><text:span text:style-name="T2">Devuelve el valor máximo la propiedad indicada como parámetro entre todo el conjunto de elementos con los que opera.</text:span></text:p>
        </text:list-item>
        <text:list-item>
          <text:p text:style-name="P75"><text:span text:style-name="T67">MIN: </text:span><text:span text:style-name="T2">Devuelve el valor mínimo la propiedad indicada como parámetro entre todo el conjunto de elementos con los que opera.</text:span></text:p>
        </text:list-item>
        <text:list-item>
          <text:p text:style-name="P75"><text:span text:style-name="T67">SUM: </text:span><text:span text:style-name="T2">Devuelve el valor resultado de sumar la propiedad indicada para todos los elementos con los que opera. </text:span></text:p>
        </text:list-item>
        <text:list-item>
          <text:p text:style-name="P75"><text:span text:style-name="T67">AVG: </text:span><text:span text:style-name="T2">Devuelve el valor resultado de calcular la media aritmética de la propiedad indicada para todos los elementos con los que opera. </text:span></text:p>
        </text:list-item>
        <text:list-item>
          <text:p text:style-name="P96"><text:span text:style-name="T67">COLLECT: </text:span><text:span text:style-name="T2">Recopila las salidas de las consultas indicadas en una lista.</text:span></text:p>
        </text:list-item>
      </text:list>
      <text:p text:style-name="P26"><text:bookmark-start text:name="__RefHeading___Toc1640_1628059721"/>3.4 Funciones<text:bookmark-end text:name="__RefHeading___Toc1640_1628059721"/></text:p>
      <text:list xml:id="list2824262821" text:style-name="L28">
        <text:list-item>
          <text:p text:style-name="P76"><text:span text:style-name="T67">exists(</text:span><text:span text:style-name="T104">)</text:span><text:span text:style-name="T67">:</text:span><text:span text:style-name="T2"> Devuelve True si el patrón o propiedad indicada como parámetro existe en el grafo.</text:span></text:p>
        </text:list-item>
        <text:list-item>
          <text:p text:style-name="P76"><text:span text:style-name="T67">Relationship():</text:span><text:span text:style-name="T2"> Devuelve las relaciones que conforman el camino indicado como parámetro.</text:span></text:p>
        </text:list-item>
        <text:list-item>
          <text:p text:style-name="P53">Nodes ():<text:span text:style-name="T2"> Devuelve los nodos que conforman el camino indicado como parámetro.</text:span></text:p>
        </text:list-item>
        <text:list-item>
          <text:p text:style-name="P53">Type ():<text:span text:style-name="T2"> Devuelve el tipo de la relación indicada como parámetro.</text:span></text:p>
        </text:list-item>
        <text:list-item>
          <text:p text:style-name="P53">Labels (<text:span text:style-name="T160">):</text:span><text:span text:style-name="T64"> Devuelve las etiquetas del nodo indicado como parámetro.</text:span></text:p>
        </text:list-item>
      </text:list>
      <text:p text:style-name="P77"/>
      <text:p text:style-name="P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0-11T12:19:54.882912148</dc:date>
    <meta:editing-duration>P1DT16H49M30S</meta:editing-duration>
    <meta:editing-cycles>147</meta:editing-cycles>
    <meta:generator>LibreOffice/7.0.4.2$Linux_X86_64 LibreOffice_project/00$Build-2</meta:generator>
    <meta:document-statistic meta:table-count="0" meta:image-count="0" meta:object-count="0" meta:page-count="13" meta:paragraph-count="184" meta:word-count="3447" meta:character-count="21709" meta:non-whitespace-character-count="18498"/>
  </office:meta>
</office:document-meta>
</file>